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9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3" style:family="table-cell" style:parent-style-name="Default">
      <style:text-properties style:font-name="CMU Serif"/>
    </style:style>
    <style:style style:name="ce4" style:family="table-cell" style:parent-style-name="Default" style:data-style-name="N61">
      <style:text-properties style:font-name="CMU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vonTrening" table:style-name="ta1">
        <table:shapes>
          <draw:frame draw:z-index="0" draw:style-name="gr1" draw:text-style-name="P1" svg:width="2880pt" svg:height="1440pt" svg:x="266.06pt" svg:y="18.48pt">
            <loext:p draw:notify-on-update-of-ranges="vonTrening.A1:vonTrening.A1 vonTrening.A2:vonTrening.A201 vonTrening.B1:vonTrening.B1 vonTrening.B2:vonTrening.B201 vonTrening.C1:vonTrening.C1 vonTrening.C2:vonTrening.C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483209" calcext:value-type="float">
            <text:p>0.0048320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05761" calcext:value-type="float">
            <text:p>0.010576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8436" calcext:value-type="float">
            <text:p>0.011843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0417858" calcext:value-type="float">
            <text:p>0.00041785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0417858" calcext:value-type="float">
            <text:p>0.00041785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933874" calcext:value-type="float">
            <text:p>0.0093387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494242" calcext:value-type="float">
            <text:p>0.0049424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42812" calcext:value-type="float">
            <text:p>0.014281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87001" calcext:value-type="float">
            <text:p>0.0038700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20727" calcext:value-type="float">
            <text:p>0.012072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80151" calcext:value-type="float">
            <text:p>0.018015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9505" calcext:value-type="float">
            <text:p>0.020950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473842" calcext:value-type="float">
            <text:p>0.0047384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25811" calcext:value-type="float">
            <text:p>0.0012581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01021" calcext:value-type="float">
            <text:p>0.0030102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1641" calcext:value-type="float">
            <text:p>0.011164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2886" calcext:value-type="float">
            <text:p>0.020288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7303" calcext:value-type="float">
            <text:p>0.003773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90221" calcext:value-type="float">
            <text:p>0.0029022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8961" calcext:value-type="float">
            <text:p>0.013896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40721" calcext:value-type="float">
            <text:p>0.004072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74935" calcext:value-type="float">
            <text:p>0.017493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72211" calcext:value-type="float">
            <text:p>0.0027221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52849" calcext:value-type="float">
            <text:p>0.0025284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42385" calcext:value-type="float">
            <text:p>0.024238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28468" calcext:value-type="float">
            <text:p>0.012846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28468" calcext:value-type="float">
            <text:p>0.012846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54984" calcext:value-type="float">
            <text:p>0.025498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516042" calcext:value-type="float">
            <text:p>0.0051604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900272" calcext:value-type="float">
            <text:p>0.0090027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53264" calcext:value-type="float">
            <text:p>0.015326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3206" calcext:value-type="float">
            <text:p>0.01132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3206" calcext:value-type="float">
            <text:p>0.01132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67103" calcext:value-type="float">
            <text:p>0.02671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91003" calcext:value-type="float">
            <text:p>0.006910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9957" calcext:value-type="float">
            <text:p>0.002995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2955" calcext:value-type="float">
            <text:p>0.037295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2086" calcext:value-type="float">
            <text:p>0.0562086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95804" calcext:value-type="float">
            <text:p>0.00195804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3272" calcext:value-type="float">
            <text:p>0.0153272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904" calcext:value-type="float">
            <text:p>0.028904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74005" calcext:value-type="float">
            <text:p>0.027400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37491" calcext:value-type="float">
            <text:p>0.0537491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8076" calcext:value-type="float">
            <text:p>0.048076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05847" calcext:value-type="float">
            <text:p>0.030584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06488" calcext:value-type="float">
            <text:p>0.0306488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00756" calcext:value-type="float">
            <text:p>0.0500756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348401" calcext:value-type="float">
            <text:p>0.00348401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56979" calcext:value-type="float">
            <text:p>0.00756979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52399" calcext:value-type="float">
            <text:p>0.00252399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0437" calcext:value-type="float">
            <text:p>0.032043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13457" calcext:value-type="float">
            <text:p>0.0061345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14904" calcext:value-type="float">
            <text:p>2.15E-02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14161" calcext:value-type="float">
            <text:p>0.00114161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6985" calcext:value-type="float">
            <text:p>0.025698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60781" calcext:value-type="float">
            <text:p>0.00560781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77913" calcext:value-type="float">
            <text:p>2.78E-02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888005" calcext:value-type="float">
            <text:p>0.088800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1304" calcext:value-type="float">
            <text:p>0.0231304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9287" calcext:value-type="float">
            <text:p>0.002928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46107" calcext:value-type="float">
            <text:p>0.005461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36006" calcext:value-type="float">
            <text:p>0.0436006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301674" calcext:value-type="float">
            <text:p>0.00301674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4517" calcext:value-type="float">
            <text:p>0.036451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78265" calcext:value-type="float">
            <text:p>0.047826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63021" calcext:value-type="float">
            <text:p>0.00663021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8057" calcext:value-type="float">
            <text:p>0.0026805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0219" calcext:value-type="float">
            <text:p>0.0340219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0615" calcext:value-type="float">
            <text:p>0.0360615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90697" calcext:value-type="float">
            <text:p>0.0059069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233" calcext:value-type="float">
            <text:p>0.0423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60329" calcext:value-type="float">
            <text:p>0.0026032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6969" calcext:value-type="float">
            <text:p>0.013696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0387102" calcext:value-type="float">
            <text:p>0.00038710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90366" calcext:value-type="float">
            <text:p>0.0039036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2347" calcext:value-type="float">
            <text:p>0.011234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9261" calcext:value-type="float">
            <text:p>0.0037926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86523" calcext:value-type="float">
            <text:p>8.65E-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93807" calcext:value-type="float">
            <text:p>0.01938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54983" calcext:value-type="float">
            <text:p>0.025498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29267" calcext:value-type="float">
            <text:p>0.0062926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6415" calcext:value-type="float">
            <text:p>0.0037641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1163" calcext:value-type="float">
            <text:p>1.11E-0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11618" calcext:value-type="float">
            <text:p>0.0061161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72885" calcext:value-type="float">
            <text:p>0.0027288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61715" calcext:value-type="float">
            <text:p>0.016171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3376" calcext:value-type="float">
            <text:p>0.007337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1163" calcext:value-type="float">
            <text:p>1.11E-0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0132" calcext:value-type="float">
            <text:p>0.0024013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46396" calcext:value-type="float">
            <text:p>0.0074639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146359" calcext:value-type="float">
            <text:p>1.46E-0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7208" calcext:value-type="float">
            <text:p>0.0037720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52398" calcext:value-type="float">
            <text:p>0.015239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6167" calcext:value-type="float">
            <text:p>0.0024616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01589" calcext:value-type="float">
            <text:p>0.010158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64423" calcext:value-type="float">
            <text:p>0.0036442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0452" calcext:value-type="float">
            <text:p>0.020045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15939" calcext:value-type="float">
            <text:p>0.021593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70146" calcext:value-type="float">
            <text:p>0.027014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80056" calcext:value-type="float">
            <text:p>0.018005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62079" calcext:value-type="float">
            <text:p>0.0026207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8006" calcext:value-type="float">
            <text:p>0.002480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85885" calcext:value-type="float">
            <text:p>0.018588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7411" calcext:value-type="float">
            <text:p>0.01741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500381" calcext:value-type="float">
            <text:p>0.0050038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10015" calcext:value-type="float">
            <text:p>0.0011001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25427" calcext:value-type="float">
            <text:p>0.012542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47413" calcext:value-type="float">
            <text:p>0.024741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4414" calcext:value-type="float">
            <text:p>0.013441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507829" calcext:value-type="float">
            <text:p>0.0050782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85197" calcext:value-type="float">
            <text:p>0.018519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57446" calcext:value-type="float">
            <text:p>0.0015744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485587" calcext:value-type="float">
            <text:p>0.0048558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91605" calcext:value-type="float">
            <text:p>0.0039160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9294" calcext:value-type="float">
            <text:p>0.013929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1522" calcext:value-type="float">
            <text:p>0.020152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35982" calcext:value-type="float">
            <text:p>0.0063598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8531" calcext:value-type="float">
            <text:p>0.0024853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130538" calcext:value-type="float">
            <text:p>1.31E-0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93363" calcext:value-type="float">
            <text:p>0.019336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2883" calcext:value-type="float">
            <text:p>0.0024288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57286" calcext:value-type="float">
            <text:p>0.0025728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97571" calcext:value-type="float">
            <text:p>0.019757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09855" calcext:value-type="float">
            <text:p>0.010985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0831038" calcext:value-type="float">
            <text:p>0.00083103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05608" calcext:value-type="float">
            <text:p>0.0010560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0542969" calcext:value-type="float">
            <text:p>0.00054296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27782" calcext:value-type="float">
            <text:p>0.012778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3903" calcext:value-type="float">
            <text:p>0.003739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5923" calcext:value-type="float">
            <text:p>0.011592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01539" calcext:value-type="float">
            <text:p>0.0010153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18395" calcext:value-type="float">
            <text:p>0.0061839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1767" calcext:value-type="float">
            <text:p>0.020176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79024" calcext:value-type="float">
            <text:p>0.017902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21134" calcext:value-type="float">
            <text:p>0.0062113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15922" calcext:value-type="float">
            <text:p>0.0011592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60716" calcext:value-type="float">
            <text:p>0.016071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22685" calcext:value-type="float">
            <text:p>0.0072268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9491" calcext:value-type="float">
            <text:p>0.013949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5214" calcext:value-type="float">
            <text:p>0.0037521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16472" calcext:value-type="float">
            <text:p>0.0071647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75527" calcext:value-type="float">
            <text:p>0.0037552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336388" calcext:value-type="float">
            <text:p>0.0033638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43859" calcext:value-type="float">
            <text:p>0.0014385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67902" calcext:value-type="float">
            <text:p>0.0026790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114315" calcext:value-type="float">
            <text:p>1.14E-0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81155" calcext:value-type="float">
            <text:p>0.0078115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75543" calcext:value-type="float">
            <text:p>0.017554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63572" calcext:value-type="float">
            <text:p>0.016357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19707" calcext:value-type="float">
            <text:p>0.001197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58459" calcext:value-type="float">
            <text:p>0.015845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58459" calcext:value-type="float">
            <text:p>0.015845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29893" calcext:value-type="float">
            <text:p>0.0062989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4681" calcext:value-type="float">
            <text:p>0.011468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77242" calcext:value-type="float">
            <text:p>0.017724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39433" calcext:value-type="float">
            <text:p>0.0063943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48501" calcext:value-type="float">
            <text:p>0.0024850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34678" calcext:value-type="float">
            <text:p>0.0023467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68253" calcext:value-type="float">
            <text:p>0.016825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00327" calcext:value-type="float">
            <text:p>0.0010032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01426" calcext:value-type="float">
            <text:p>0.0060142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12093" calcext:value-type="float">
            <text:p>0.021209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6135" calcext:value-type="float">
            <text:p>0.011613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65533" calcext:value-type="float">
            <text:p>0.0026553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4534" calcext:value-type="float">
            <text:p>0.011453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8235" calcext:value-type="float">
            <text:p>0.011823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2406" calcext:value-type="float">
            <text:p>0.02024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83507" calcext:value-type="float">
            <text:p>0.002835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12189" calcext:value-type="float">
            <text:p>0.011218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7251" calcext:value-type="float">
            <text:p>0.006725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3096" calcext:value-type="float">
            <text:p>0.020309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223461" calcext:value-type="float">
            <text:p>0.0022346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9125" calcext:value-type="float">
            <text:p>0.013912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0139445" calcext:value-type="float">
            <text:p>1.39E-04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44206" calcext:value-type="float">
            <text:p>0.0074420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9086" calcext:value-type="float">
            <text:p>0.013908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88456" calcext:value-type="float">
            <text:p>0.008845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39377" calcext:value-type="float">
            <text:p>0.0139377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641882" calcext:value-type="float">
            <text:p>0.00641882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80911" calcext:value-type="float">
            <text:p>0.018091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338021" calcext:value-type="float">
            <text:p>0.033802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96835" calcext:value-type="float">
            <text:p>0.029683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63808" calcext:value-type="float">
            <text:p>0.016380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46396" calcext:value-type="float">
            <text:p>0.0074639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502336" calcext:value-type="float">
            <text:p>0.00502336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table:style-name="ce2" office:value-type="float" office:value="0.00391182" calcext:value-type="float">
            <text:p>3.91E-0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128978" calcext:value-type="float">
            <text:p>0.00128978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31623" calcext:value-type="float">
            <text:p>0.00731623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071891" calcext:value-type="float">
            <text:p>0.007189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142359" calcext:value-type="float">
            <text:p>0.0142359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29535" calcext:value-type="float">
            <text:p>0.0229535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>
          <table:table-cell office:value-type="float" office:value="0.0202981" calcext:value-type="float">
            <text:p>0.0202981</text:p>
          </table:table-cell>
          <table:table-cell office:value-type="float" office:value="0.0353803" calcext:value-type="float">
            <text:p>0.0353803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nTest" table:style-name="ta1">
        <table:shapes>
          <draw:frame draw:z-index="0" draw:style-name="gr1" draw:text-style-name="P1" svg:width="2880pt" svg:height="1440pt" svg:x="332.48pt" svg:y="164.58pt">
            <loext:p draw:notify-on-update-of-ranges="vonTest.A1:vonTest.A1 vonTest.A2:vonTest.A249 vonTest.B1:vonTest.B1 vonTest.B2:vonTest.B249 vonTest.C1:vonTest.C1 vonTest.C2:vonTest.C249 vonTest.D1:vonTest.D1 vonTest.D2:vonTest.D2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0529268" calcext:value-type="float">
            <text:p>0.0052926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3642" calcext:value-type="float">
            <text:p>0.011364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2034" calcext:value-type="float">
            <text:p>0.02203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47828" calcext:value-type="float">
            <text:p>0.0044782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60413" calcext:value-type="float">
            <text:p>0.0026041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40736" calcext:value-type="float">
            <text:p>0.024073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715" calcext:value-type="float">
            <text:p>0.01271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17424" calcext:value-type="float">
            <text:p>0.0011742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51687" calcext:value-type="float">
            <text:p>0.0025168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19069" calcext:value-type="float">
            <text:p>0.0061906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66268" calcext:value-type="float">
            <text:p>0.0036626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2233" calcext:value-type="float">
            <text:p>0.011223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06264" calcext:value-type="float">
            <text:p>0.0050626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84503" calcext:value-type="float">
            <text:p>0.0088450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78217" calcext:value-type="float">
            <text:p>0.017821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77105" calcext:value-type="float">
            <text:p>0.0047710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2771" calcext:value-type="float">
            <text:p>0.016277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63132" calcext:value-type="float">
            <text:p>0.0036313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29893" calcext:value-type="float">
            <text:p>0.0062989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89546" calcext:value-type="float">
            <text:p>0.0038954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90655" calcext:value-type="float">
            <text:p>0.0039065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9265" calcext:value-type="float">
            <text:p>0.012926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9265" calcext:value-type="float">
            <text:p>0.012926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79966" calcext:value-type="float">
            <text:p>0.0047996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893116" calcext:value-type="float">
            <text:p>0.00089311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4871" calcext:value-type="float">
            <text:p>0.015487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85728" calcext:value-type="float">
            <text:p>0.0038572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33653" calcext:value-type="float">
            <text:p>0.0073365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37376" calcext:value-type="float">
            <text:p>0.0373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9925" calcext:value-type="float">
            <text:p>0.01499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029" calcext:value-type="float">
            <text:p>0.020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6713" calcext:value-type="float">
            <text:p>0.01067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68564" calcext:value-type="float">
            <text:p>0.006685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6752" calcext:value-type="float">
            <text:p>0.0106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04523" calcext:value-type="float">
            <text:p>0.001045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71914" calcext:value-type="float">
            <text:p>0.006719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4347" calcext:value-type="float">
            <text:p>0.0144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17997" calcext:value-type="float">
            <text:p>0.02179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417317" calcext:value-type="float">
            <text:p>0.04173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1428" calcext:value-type="float">
            <text:p>0.0151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70418" calcext:value-type="float">
            <text:p>0.02704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81763" calcext:value-type="float">
            <text:p>0.02817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54413" calcext:value-type="float">
            <text:p>0.007544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79985" calcext:value-type="float">
            <text:p>0.00879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66696" calcext:value-type="float">
            <text:p>0.008666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7716" calcext:value-type="float">
            <text:p>0.0087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0594" calcext:value-type="float">
            <text:p>0.01505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1883" calcext:value-type="float">
            <text:p>0.0151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90055" calcext:value-type="float">
            <text:p>0.008900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499271" calcext:value-type="float">
            <text:p>0.0499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0805" calcext:value-type="float">
            <text:p>0.03108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716" calcext:value-type="float">
            <text:p>0.020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9623" calcext:value-type="float">
            <text:p>0.00896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14627" calcext:value-type="float">
            <text:p>0.05146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3856" calcext:value-type="float">
            <text:p>0.0173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1498" calcext:value-type="float">
            <text:p>0.0181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722" calcext:value-type="float">
            <text:p>0.01167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2241" calcext:value-type="float">
            <text:p>0.07522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4569" calcext:value-type="float">
            <text:p>0.02045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33707" calcext:value-type="float">
            <text:p>0.002337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71335" calcext:value-type="float">
            <text:p>0.0371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685" calcext:value-type="float">
            <text:p>0.04506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19764" calcext:value-type="float">
            <text:p>0.001197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773" calcext:value-type="float">
            <text:p>0.01567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485" calcext:value-type="float">
            <text:p>0.0160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65116" calcext:value-type="float">
            <text:p>0.04651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64066" calcext:value-type="float">
            <text:p>0.0564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0622" calcext:value-type="float">
            <text:p>0.03306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75719" calcext:value-type="float">
            <text:p>0.05757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4497" calcext:value-type="float">
            <text:p>0.04944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54473" calcext:value-type="float">
            <text:p>0.00254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106" calcext:value-type="float">
            <text:p>0.01521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54534" calcext:value-type="float">
            <text:p>0.008545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6335" calcext:value-type="float">
            <text:p>0.0116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11351" calcext:value-type="float">
            <text:p>0.003113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78566" calcext:value-type="float">
            <text:p>0.01785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97452" calcext:value-type="float">
            <text:p>0.008974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3907" calcext:value-type="float">
            <text:p>0.01239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82627" calcext:value-type="float">
            <text:p>0.007826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7936" calcext:value-type="float">
            <text:p>0.01679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67383" calcext:value-type="float">
            <text:p>0.00767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25273" calcext:value-type="float">
            <text:p>0.002252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21196" calcext:value-type="float">
            <text:p>0.004211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04225" calcext:value-type="float">
            <text:p>0.00804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23888" calcext:value-type="float">
            <text:p>0.0012388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34" calcext:value-type="float">
            <text:p>0.0103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13105" calcext:value-type="float">
            <text:p>0.0061310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8959" calcext:value-type="float">
            <text:p>0.012895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9046" calcext:value-type="float">
            <text:p>0.004904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5306" calcext:value-type="float">
            <text:p>0.011530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5306" calcext:value-type="float">
            <text:p>0.011530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429779" calcext:value-type="float">
            <text:p>0.00042977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47659" calcext:value-type="float">
            <text:p>0.0084765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8991" calcext:value-type="float">
            <text:p>0.011899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80774" calcext:value-type="float">
            <text:p>0.018077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333786" calcext:value-type="float">
            <text:p>3.34E-0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78651" calcext:value-type="float">
            <text:p>0.0077865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985086" calcext:value-type="float">
            <text:p>0.00098508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67212" calcext:value-type="float">
            <text:p>0.0086721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334084" calcext:value-type="float">
            <text:p>3.34E-0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66439" calcext:value-type="float">
            <text:p>0.0266439</text:p>
          </table:table-cell>
          <table:table-cell/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19119" calcext:value-type="float">
            <text:p>0.0619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04202" calcext:value-type="float">
            <text:p>0.05042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8607" calcext:value-type="float">
            <text:p>0.02186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455" calcext:value-type="float">
            <text:p>0.0194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94988" calcext:value-type="float">
            <text:p>0.02949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4653" calcext:value-type="float">
            <text:p>0.00924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1407" calcext:value-type="float">
            <text:p>0.02614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905" calcext:value-type="float">
            <text:p>0.0119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4587" calcext:value-type="float">
            <text:p>0.04445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3088" calcext:value-type="float">
            <text:p>0.0203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41144" calcext:value-type="float">
            <text:p>0.09411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4516" calcext:value-type="float">
            <text:p>0.01445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5437" calcext:value-type="float">
            <text:p>0.0435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39524" calcext:value-type="float">
            <text:p>0.0739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1242" calcext:value-type="float">
            <text:p>0.0141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7954" calcext:value-type="float">
            <text:p>0.03179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0683" calcext:value-type="float">
            <text:p>0.009206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8234" calcext:value-type="float">
            <text:p>0.03082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66833" calcext:value-type="float">
            <text:p>0.00866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9" calcext:value-type="float">
            <text:p>0.023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1042" calcext:value-type="float">
            <text:p>0.03310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57036" calcext:value-type="float">
            <text:p>0.009570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9435" calcext:value-type="float">
            <text:p>0.04294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62171" calcext:value-type="float">
            <text:p>0.00462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302958" calcext:value-type="float">
            <text:p>0.03029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2649" calcext:value-type="float">
            <text:p>0.00626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12911" calcext:value-type="float">
            <text:p>0.02129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48288" calcext:value-type="float">
            <text:p>0.00548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3171" calcext:value-type="float">
            <text:p>0.0143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21678" calcext:value-type="float">
            <text:p>0.005216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73837" calcext:value-type="float">
            <text:p>0.003738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1872" calcext:value-type="float">
            <text:p>0.01518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90336" calcext:value-type="float">
            <text:p>0.003903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2042" calcext:value-type="float">
            <text:p>0.01020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25939" calcext:value-type="float">
            <text:p>0.005259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168353" calcext:value-type="float">
            <text:p>0.00016835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69547" calcext:value-type="float">
            <text:p>0.0026954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2167" calcext:value-type="float">
            <text:p>0.012216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435409" calcext:value-type="float">
            <text:p>0.0043540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95168" calcext:value-type="float">
            <text:p>0.0079516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53116" calcext:value-type="float">
            <text:p>0.0035311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34425" calcext:value-type="float">
            <text:p>0.0073442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03277" calcext:value-type="float">
            <text:p>0.020327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917801" calcext:value-type="float">
            <text:p>0.0091780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97335" calcext:value-type="float">
            <text:p>0.019733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0047" calcext:value-type="float">
            <text:p>0.011004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9165" calcext:value-type="float">
            <text:p>0.014916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75432" calcext:value-type="float">
            <text:p>0.017543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0594" calcext:value-type="float">
            <text:p>0.015059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929344" calcext:value-type="float">
            <text:p>0.0092934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4581" calcext:value-type="float">
            <text:p>0.010458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15493" calcext:value-type="float">
            <text:p>0.021549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89566" calcext:value-type="float">
            <text:p>0.018956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4005" calcext:value-type="float">
            <text:p>0.016400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7845" calcext:value-type="float">
            <text:p>0.012784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20872" calcext:value-type="float">
            <text:p>0.0062087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81811" calcext:value-type="float">
            <text:p>0.028181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917614" calcext:value-type="float">
            <text:p>0.0091761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77353" calcext:value-type="float">
            <text:p>0.017735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22842" calcext:value-type="float">
            <text:p>0.0012284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01319" calcext:value-type="float">
            <text:p>0.010131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647129" calcext:value-type="float">
            <text:p>0.0647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2233" calcext:value-type="float">
            <text:p>0.0212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0838" calcext:value-type="float">
            <text:p>0.0750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1606" calcext:value-type="float">
            <text:p>0.00516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80369" calcext:value-type="float">
            <text:p>0.06803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7964" calcext:value-type="float">
            <text:p>0.07579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8882" calcext:value-type="float">
            <text:p>0.01588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128144" calcext:value-type="float">
            <text:p>0.1281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4664" calcext:value-type="float">
            <text:p>0.04746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59321" calcext:value-type="float">
            <text:p>0.08593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3172" calcext:value-type="float">
            <text:p>0.05531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65665" calcext:value-type="float">
            <text:p>0.006656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6229" calcext:value-type="float">
            <text:p>0.00926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508" calcext:value-type="float">
            <text:p>0.01245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3428" calcext:value-type="float">
            <text:p>0.0333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898" calcext:value-type="float">
            <text:p>0.023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016" calcext:value-type="float">
            <text:p>0.0151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2691" calcext:value-type="float">
            <text:p>0.0232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9821" calcext:value-type="float">
            <text:p>0.01898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7517" calcext:value-type="float">
            <text:p>0.04275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68407" calcext:value-type="float">
            <text:p>0.003684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8625" calcext:value-type="float">
            <text:p>0.02586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857" calcext:value-type="float">
            <text:p>0.0415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0573" calcext:value-type="float">
            <text:p>0.009405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2572" calcext:value-type="float">
            <text:p>0.04225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3589" calcext:value-type="float">
            <text:p>0.014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434" calcext:value-type="float">
            <text:p>0.01564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6673" calcext:value-type="float">
            <text:p>0.036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03691" calcext:value-type="float">
            <text:p>0.0080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302" calcext:value-type="float">
            <text:p>0.0109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7977" calcext:value-type="float">
            <text:p>0.04779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6798" calcext:value-type="float">
            <text:p>0.00467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45552" calcext:value-type="float">
            <text:p>0.005455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17242" calcext:value-type="float">
            <text:p>0.0217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64132" calcext:value-type="float">
            <text:p>0.0264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33229" calcext:value-type="float">
            <text:p>0.033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03039" calcext:value-type="float">
            <text:p>0.00503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8588" calcext:value-type="float">
            <text:p>0.01585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9719" calcext:value-type="float">
            <text:p>0.01697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5188" calcext:value-type="float">
            <text:p>0.01551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table:style-name="ce4" office:value-type="float" office:value="0.0179053" calcext:value-type="float">
            <text:p>1.79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32107" calcext:value-type="float">
            <text:p>0.006321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3916" calcext:value-type="float">
            <text:p>0.01239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31735" calcext:value-type="float">
            <text:p>0.0317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23105" calcext:value-type="float">
            <text:p>0.0123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4565" calcext:value-type="float">
            <text:p>0.0164565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28276" calcext:value-type="float">
            <text:p>0.0032827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83961" calcext:value-type="float">
            <text:p>0.028396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2692" calcext:value-type="float">
            <text:p>0.011269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0848" calcext:value-type="float">
            <text:p>0.016084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73809" calcext:value-type="float">
            <text:p>0.007380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06564" calcext:value-type="float">
            <text:p>0.0010656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1279" calcext:value-type="float">
            <text:p>0.014127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62343" calcext:value-type="float">
            <text:p>0.016234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6582" calcext:value-type="float">
            <text:p>0.0116582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874698" calcext:value-type="float">
            <text:p>0.00874698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99513" calcext:value-type="float">
            <text:p>0.019951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22479" calcext:value-type="float">
            <text:p>0.0052247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07216" calcext:value-type="float">
            <text:p>0.0020721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4481" calcext:value-type="float">
            <text:p>0.011448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352731" calcext:value-type="float">
            <text:p>0.0035273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530946" calcext:value-type="float">
            <text:p>0.0053094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221029" calcext:value-type="float">
            <text:p>0.0022102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55476" calcext:value-type="float">
            <text:p>0.0155476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123933" calcext:value-type="float">
            <text:p>0.0012393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0349" calcext:value-type="float">
            <text:p>0.011034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287044" calcext:value-type="float">
            <text:p>0.028704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672907" calcext:value-type="float">
            <text:p>0.000672907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70724" calcext:value-type="float">
            <text:p>0.017072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table:style-name="ce4" office:value-type="float" office:value="0.003768" calcext:value-type="float">
            <text:p>3.77E-0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635961" calcext:value-type="float">
            <text:p>0.00635961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00398129" calcext:value-type="float">
            <text:p>0.00039812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5499" calcext:value-type="float">
            <text:p>0.011549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15499" calcext:value-type="float">
            <text:p>0.0115499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1433" calcext:value-type="float">
            <text:p>0.0141433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>
          <table:table-cell office:value-type="float" office:value="0.0145414" calcext:value-type="float">
            <text:p>0.0145414</text:p>
          </table:table-cell>
          <table:table-cell/>
          <table:table-cell office:value-type="float" office:value="0.0353803" calcext:value-type="float">
            <text:p>0.0353803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rening" table:style-name="ta1">
        <table:shapes>
          <draw:frame draw:z-index="0" draw:style-name="gr1" draw:text-style-name="P1" svg:width="2880pt" svg:height="1440pt" svg:x="266.03pt" svg:y="18.48pt">
            <loext:p draw:notify-on-update-of-ranges="vnutriTrening.A1:vnutriTrening.A1 vnutriTrening.A2:vnutriTrening.A201 vnutriTrening.B1:vnutriTrening.B1 vnutriTrening.B2:vnutriTrening.B201 vnutriTrening.C1:vnutriTrening.C1 vnutriTrening.C2:vnutriTrening.C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44" calcext:value-type="float">
            <text:p>0.010414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9472" calcext:value-type="float">
            <text:p>0.0194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8829" calcext:value-type="float">
            <text:p>0.002488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048" calcext:value-type="float">
            <text:p>0.02104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8322" calcext:value-type="float">
            <text:p>0.020832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82" calcext:value-type="float">
            <text:p>0.010308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0935" calcext:value-type="float">
            <text:p>0.01009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14742" calcext:value-type="float">
            <text:p>0.00021474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1963" calcext:value-type="float">
            <text:p>0.010196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9004" calcext:value-type="float">
            <text:p>0.01290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8479" calcext:value-type="float">
            <text:p>0.0024847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951" calcext:value-type="float">
            <text:p>0.0109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1005" calcext:value-type="float">
            <text:p>0.010100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32798" calcext:value-type="float">
            <text:p>0.03327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70781" calcext:value-type="float">
            <text:p>0.001707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2649" calcext:value-type="float">
            <text:p>0.021264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51" calcext:value-type="float">
            <text:p>0.01052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25346" calcext:value-type="float">
            <text:p>0.00625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4945" calcext:value-type="float">
            <text:p>0.0001494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6277" calcext:value-type="float">
            <text:p>0.00462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181" calcext:value-type="float">
            <text:p>0.01051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66877" calcext:value-type="float">
            <text:p>0.002668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5512" calcext:value-type="float">
            <text:p>0.002455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35" calcext:value-type="float">
            <text:p>0.0105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9345" calcext:value-type="float">
            <text:p>0.020934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9097" calcext:value-type="float">
            <text:p>0.0081909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6661" calcext:value-type="float">
            <text:p>0.008166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13357" calcext:value-type="float">
            <text:p>0.0041335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13439" calcext:value-type="float">
            <text:p>0.004134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66925" calcext:value-type="float">
            <text:p>0.016692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56" calcext:value-type="float">
            <text:p>0.010745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89" calcext:value-type="float">
            <text:p>0.010418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31698" calcext:value-type="float">
            <text:p>0.004316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31096" calcext:value-type="float">
            <text:p>0.0093109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21385" calcext:value-type="float">
            <text:p>0.0082138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37736" calcext:value-type="float">
            <text:p>0.0237736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9389" calcext:value-type="float">
            <text:p>0.021938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78605" calcext:value-type="float">
            <text:p>0.0077860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49702" calcext:value-type="float">
            <text:p>0.0024970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552023" calcext:value-type="float">
            <text:p>0.00055202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29381" calcext:value-type="float">
            <text:p>0.052938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641" calcext:value-type="float">
            <text:p>0.03764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909403" calcext:value-type="float">
            <text:p>0.00090940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0548" calcext:value-type="float">
            <text:p>0.023054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6915" calcext:value-type="float">
            <text:p>0.020691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26675" calcext:value-type="float">
            <text:p>0.022667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18017" calcext:value-type="float">
            <text:p>0.0051801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778293" calcext:value-type="float">
            <text:p>0.077829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5292" calcext:value-type="float">
            <text:p>0.010529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5772" calcext:value-type="float">
            <text:p>0.031577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984" calcext:value-type="float">
            <text:p>0.019984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48273" calcext:value-type="float">
            <text:p>0.064827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05359" calcext:value-type="float">
            <text:p>0.050535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04649" calcext:value-type="float">
            <text:p>0.0060464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923953" calcext:value-type="float">
            <text:p>9.24E-0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34079" calcext:value-type="float">
            <text:p>0.0073407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6153" calcext:value-type="float">
            <text:p>0.017615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9319" calcext:value-type="float">
            <text:p>0.012931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86385" calcext:value-type="float">
            <text:p>6.86E-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3728" calcext:value-type="float">
            <text:p>0.01372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8019" calcext:value-type="float">
            <text:p>0.009801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5348" calcext:value-type="float">
            <text:p>0.016534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7431" calcext:value-type="float">
            <text:p>0.010743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446577" calcext:value-type="float">
            <text:p>0.00044657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97291" calcext:value-type="float">
            <text:p>0.0099729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94322" calcext:value-type="float">
            <text:p>0.0069432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247" calcext:value-type="float">
            <text:p>0.03124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14618" calcext:value-type="float">
            <text:p>0.0051461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7303" calcext:value-type="float">
            <text:p>0.010730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1377" calcext:value-type="float">
            <text:p>0.012137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9576" calcext:value-type="float">
            <text:p>0.0259576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5942" calcext:value-type="float">
            <text:p>0.011594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1008" calcext:value-type="float">
            <text:p>0.01110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11981" calcext:value-type="float">
            <text:p>0.0001119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7" calcext:value-type="float">
            <text:p>0.0103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5904" calcext:value-type="float">
            <text:p>0.002459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95762" calcext:value-type="float">
            <text:p>0.007957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9407" calcext:value-type="float">
            <text:p>0.02094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0547618" calcext:value-type="float">
            <text:p>5.48E-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27" calcext:value-type="float">
            <text:p>0.01074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27" calcext:value-type="float">
            <text:p>0.01074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07371" calcext:value-type="float">
            <text:p>0.0001073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31449" calcext:value-type="float">
            <text:p>0.0043144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10161" calcext:value-type="float">
            <text:p>0.006101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35" calcext:value-type="float">
            <text:p>0.0105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07371" calcext:value-type="float">
            <text:p>0.0001073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1961" calcext:value-type="float">
            <text:p>0.02019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6559" calcext:value-type="float">
            <text:p>0.001655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97703" calcext:value-type="float">
            <text:p>0.0089770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45143" calcext:value-type="float">
            <text:p>0.00024514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879" calcext:value-type="float">
            <text:p>0.0029187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209298" calcext:value-type="float">
            <text:p>2.09E-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4447" calcext:value-type="float">
            <text:p>0.000644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434076" calcext:value-type="float">
            <text:p>0.00043407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86" calcext:value-type="float">
            <text:p>0.02061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5865" calcext:value-type="float">
            <text:p>0.02258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5515" calcext:value-type="float">
            <text:p>0.0078551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55067" calcext:value-type="float">
            <text:p>0.00015506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498" calcext:value-type="float">
            <text:p>0.00864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898" calcext:value-type="float">
            <text:p>0.0128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" calcext:value-type="float">
            <text:p>0.020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" calcext:value-type="float">
            <text:p>0.020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8026" calcext:value-type="float">
            <text:p>0.009980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76" calcext:value-type="float">
            <text:p>0.010307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242" calcext:value-type="float">
            <text:p>0.010724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850612" calcext:value-type="float">
            <text:p>0.0008506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20429" calcext:value-type="float">
            <text:p>0.0002204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832204" calcext:value-type="float">
            <text:p>0.0008322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69072" calcext:value-type="float">
            <text:p>0.009690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27024" calcext:value-type="float">
            <text:p>0.0042702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57235" calcext:value-type="float">
            <text:p>0.0157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7174" calcext:value-type="float">
            <text:p>0.020717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8757" calcext:value-type="float">
            <text:p>0.012875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915" calcext:value-type="float">
            <text:p>0.009991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8418" calcext:value-type="float">
            <text:p>0.010841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322165" calcext:value-type="float">
            <text:p>0.0003221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104" calcext:value-type="float">
            <text:p>0.01031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104" calcext:value-type="float">
            <text:p>0.01031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116254" calcext:value-type="float">
            <text:p>1.16E-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9346" calcext:value-type="float">
            <text:p>0.0219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88716" calcext:value-type="float">
            <text:p>0.0058871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67571" calcext:value-type="float">
            <text:p>0.005675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97635" calcext:value-type="float">
            <text:p>0.005976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38508" calcext:value-type="float">
            <text:p>0.008385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6414" calcext:value-type="float">
            <text:p>0.00023641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5226" calcext:value-type="float">
            <text:p>0.0002352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19847" calcext:value-type="float">
            <text:p>0.002198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77" calcext:value-type="float">
            <text:p>0.00291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0105" calcext:value-type="float">
            <text:p>0.013010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0751" calcext:value-type="float">
            <text:p>0.02207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7686" calcext:value-type="float">
            <text:p>0.01176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25268" calcext:value-type="float">
            <text:p>0.006252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4877" calcext:value-type="float">
            <text:p>0.000148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97635" calcext:value-type="float">
            <text:p>0.005976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1937" calcext:value-type="float">
            <text:p>0.012193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972" calcext:value-type="float">
            <text:p>0.02239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06128" calcext:value-type="float">
            <text:p>0.030612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99841" calcext:value-type="float">
            <text:p>0.019984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31213" calcext:value-type="float">
            <text:p>0.00063121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0339" calcext:value-type="float">
            <text:p>0.02103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71926" calcext:value-type="float">
            <text:p>0.01719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20765" calcext:value-type="float">
            <text:p>0.007207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6346" calcext:value-type="float">
            <text:p>0.00866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6346" calcext:value-type="float">
            <text:p>0.00866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90568" calcext:value-type="float">
            <text:p>0.0006905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8891" calcext:value-type="float">
            <text:p>0.01088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19261" calcext:value-type="float">
            <text:p>0.0002192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20429" calcext:value-type="float">
            <text:p>0.0002204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616617" calcext:value-type="float">
            <text:p>6.17E-0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52064" calcext:value-type="float">
            <text:p>0.0055206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425102" calcext:value-type="float">
            <text:p>0.0004251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64555" calcext:value-type="float">
            <text:p>0.0016455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02526" calcext:value-type="float">
            <text:p>0.008025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96684" calcext:value-type="float">
            <text:p>0.0019668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009" calcext:value-type="float">
            <text:p>0.022300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009" calcext:value-type="float">
            <text:p>0.022300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88636" calcext:value-type="float">
            <text:p>0.0098863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9606" calcext:value-type="float">
            <text:p>0.0081960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7171" calcext:value-type="float">
            <text:p>0.009971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01073" calcext:value-type="float">
            <text:p>0.0020107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9802" calcext:value-type="float">
            <text:p>0.01298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22365" calcext:value-type="float">
            <text:p>0.03223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2682" calcext:value-type="float">
            <text:p>0.021268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26086" calcext:value-type="float">
            <text:p>0.002260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06962" calcext:value-type="float">
            <text:p>0.007069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54028" calcext:value-type="float">
            <text:p>0.015402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62912" calcext:value-type="float">
            <text:p>0.005629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7617" calcext:value-type="float">
            <text:p>0.011761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06153" calcext:value-type="float">
            <text:p>0.0090615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9968" calcext:value-type="float">
            <text:p>0.0002399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79425" calcext:value-type="float">
            <text:p>0.017942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64" calcext:value-type="float">
            <text:p>0.020616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9" calcext:value-type="float">
            <text:p>0.00291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130385" calcext:value-type="float">
            <text:p>1.30E-0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3327" calcext:value-type="float">
            <text:p>0.01333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39" calcext:value-type="float">
            <text:p>0.01041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88607" calcext:value-type="float">
            <text:p>0.005886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31596" calcext:value-type="float">
            <text:p>0.0083159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7391" calcext:value-type="float">
            <text:p>0.007873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7391" calcext:value-type="float">
            <text:p>0.007873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25413" calcext:value-type="float">
            <text:p>0.0072541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0972" calcext:value-type="float">
            <text:p>0.01309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59088" calcext:value-type="float">
            <text:p>0.0025908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23063" calcext:value-type="float">
            <text:p>0.0092306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9597" calcext:value-type="float">
            <text:p>0.010959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113231" calcext:value-type="float">
            <text:p>1.13E-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3231" calcext:value-type="float">
            <text:p>0.011323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96908" calcext:value-type="float">
            <text:p>0.001969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705831" calcext:value-type="float">
            <text:p>0.00070583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153" calcext:value-type="float">
            <text:p>0.008615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37762" calcext:value-type="float">
            <text:p>0.001377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85547" calcext:value-type="float">
            <text:p>0.01855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est" table:style-name="ta1">
        <table:shapes>
          <draw:frame draw:z-index="0" draw:style-name="gr1" draw:text-style-name="P1" svg:width="2880pt" svg:height="1440pt" svg:x="332.48pt" svg:y="164.58pt">
            <loext:p draw:notify-on-update-of-ranges="vnutriTest.A1:vnutriTest.A1 vnutriTest.A2:vnutriTest.A249 vnutriTest.B1:vnutriTest.B1 vnutriTest.B2:vnutriTest.B249 vnutriTest.C1:vnutriTest.C1 vnutriTest.C2:vnutriTest.C249 vnutriTest.D1:vnutriTest.D1 vnutriTest.D2:vnutriTest.D2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82098" calcext:value-type="float">
            <text:p>0.01820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7384" calcext:value-type="float">
            <text:p>0.012738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850612" calcext:value-type="float">
            <text:p>0.00085061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48493" calcext:value-type="float">
            <text:p>0.002484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1018" calcext:value-type="float">
            <text:p>0.010101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3676" calcext:value-type="float">
            <text:p>0.012367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38448" calcext:value-type="float">
            <text:p>0.0004384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25459" calcext:value-type="float">
            <text:p>0.0062545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46249" calcext:value-type="float">
            <text:p>0.0084624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99726" calcext:value-type="float">
            <text:p>0.0079972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78946" calcext:value-type="float">
            <text:p>0.017894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625" calcext:value-type="float">
            <text:p>0.010462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84532" calcext:value-type="float">
            <text:p>0.0058453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5048" calcext:value-type="float">
            <text:p>0.01450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2024" calcext:value-type="float">
            <text:p>0.0067202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7795" calcext:value-type="float">
            <text:p>0.012779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7628" calcext:value-type="float">
            <text:p>0.018762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95575" calcext:value-type="float">
            <text:p>0.0029557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14742" calcext:value-type="float">
            <text:p>0.00021474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902" calcext:value-type="float">
            <text:p>0.011290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48523" calcext:value-type="float">
            <text:p>0.00034852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97" calcext:value-type="float">
            <text:p>0.01029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886522" calcext:value-type="float">
            <text:p>0.00088652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12596" calcext:value-type="float">
            <text:p>0.02125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09703" calcext:value-type="float">
            <text:p>0.001097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52667" calcext:value-type="float">
            <text:p>0.0004526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191" calcext:value-type="float">
            <text:p>0.013319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79336" calcext:value-type="float">
            <text:p>0.0027933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931" calcext:value-type="float">
            <text:p>0.010493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80385" calcext:value-type="float">
            <text:p>0.0098038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97535" calcext:value-type="float">
            <text:p>0.0089753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9173" calcext:value-type="float">
            <text:p>0.0067917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0389" calcext:value-type="float">
            <text:p>0.015038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5667" calcext:value-type="float">
            <text:p>0.01556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0287" calcext:value-type="float">
            <text:p>0.003028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17817" calcext:value-type="float">
            <text:p>0.0041781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80696" calcext:value-type="float">
            <text:p>0.002806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168011" calcext:value-type="float">
            <text:p>1.68E-0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672143" calcext:value-type="float">
            <text:p>6.72E-0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2104" calcext:value-type="float">
            <text:p>0.018210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47382" calcext:value-type="float">
            <text:p>0.0054738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33554" calcext:value-type="float">
            <text:p>0.0033355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32244" calcext:value-type="float">
            <text:p>0.0053224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4456" calcext:value-type="float">
            <text:p>0.018445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5242" calcext:value-type="float">
            <text:p>0.022524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1098" calcext:value-type="float">
            <text:p>0.01210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22649" calcext:value-type="float">
            <text:p>0.00022264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5476" calcext:value-type="float">
            <text:p>0.011547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2903" calcext:value-type="float">
            <text:p>0.02229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9345" calcext:value-type="float">
            <text:p>0.020934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45661" calcext:value-type="float">
            <text:p>0.0074566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05705" calcext:value-type="float">
            <text:p>0.0010570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7995" calcext:value-type="float">
            <text:p>0.0094799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8645" calcext:value-type="float">
            <text:p>0.016864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2462" calcext:value-type="float">
            <text:p>0.00792462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4341" calcext:value-type="float">
            <text:p>0.013434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453464" calcext:value-type="float">
            <text:p>0.000453464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07883" calcext:value-type="float">
            <text:p>0.00010788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16531" calcext:value-type="float">
            <text:p>0.0051653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6734" calcext:value-type="float">
            <text:p>0.0276734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0376" calcext:value-type="float">
            <text:p>0.0100376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1043" calcext:value-type="float">
            <text:p>0.011104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48108" calcext:value-type="float">
            <text:p>0.00348108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02931" calcext:value-type="float">
            <text:p>0.00060293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46579" calcext:value-type="float">
            <text:p>0.0014657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535415" calcext:value-type="float">
            <text:p>0.00053541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1719" calcext:value-type="float">
            <text:p>0.0094171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4197" calcext:value-type="float">
            <text:p>0.03041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808" calcext:value-type="float">
            <text:p>0.01398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4811" calcext:value-type="float">
            <text:p>0.01448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286" calcext:value-type="float">
            <text:p>0.01322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84961" calcext:value-type="float">
            <text:p>0.00984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7276" calcext:value-type="float">
            <text:p>0.02172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43" calcext:value-type="float">
            <text:p>0.0144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22645" calcext:value-type="float">
            <text:p>0.004226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327" calcext:value-type="float">
            <text:p>0.01333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95751" calcext:value-type="float">
            <text:p>0.0089575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148747" calcext:value-type="float">
            <text:p>1.49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62263" calcext:value-type="float">
            <text:p>0.006622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32444" calcext:value-type="float">
            <text:p>0.0063244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5516" calcext:value-type="float">
            <text:p>0.01855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7558" calcext:value-type="float">
            <text:p>0.0227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757" calcext:value-type="float">
            <text:p>0.0127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65759" calcext:value-type="float">
            <text:p>0.0096575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7393" calcext:value-type="float">
            <text:p>0.02273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2468" calcext:value-type="float">
            <text:p>0.0003246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0867" calcext:value-type="float">
            <text:p>0.02008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99015" calcext:value-type="float">
            <text:p>0.0019901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3482" calcext:value-type="float">
            <text:p>0.010348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9898" calcext:value-type="float">
            <text:p>0.0198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16786" calcext:value-type="float">
            <text:p>0.0081678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578" calcext:value-type="float">
            <text:p>0.01457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17246" calcext:value-type="float">
            <text:p>0.0041724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72056" calcext:value-type="float">
            <text:p>0.0017205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6574" calcext:value-type="float">
            <text:p>0.008865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43761" calcext:value-type="float">
            <text:p>0.00024376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608" calcext:value-type="float">
            <text:p>0.01126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320924" calcext:value-type="float">
            <text:p>3.21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6394" calcext:value-type="float">
            <text:p>0.01263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8475" calcext:value-type="float">
            <text:p>0.01284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0579" calcext:value-type="float">
            <text:p>0.02205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4292" calcext:value-type="float">
            <text:p>0.011429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107317" calcext:value-type="float">
            <text:p>1.07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60603" calcext:value-type="float">
            <text:p>0.0606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96806" calcext:value-type="float">
            <text:p>0.0596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8728" calcext:value-type="float">
            <text:p>0.03287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8403" calcext:value-type="float">
            <text:p>0.02884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91442" calcext:value-type="float">
            <text:p>0.0391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4328" calcext:value-type="float">
            <text:p>0.028432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4506" calcext:value-type="float">
            <text:p>0.0194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1437" calcext:value-type="float">
            <text:p>0.0301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304" calcext:value-type="float">
            <text:p>0.0160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2756" calcext:value-type="float">
            <text:p>0.033275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12284" calcext:value-type="float">
            <text:p>0.08122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1419" calcext:value-type="float">
            <text:p>0.0401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32067" calcext:value-type="float">
            <text:p>0.00632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52271" calcext:value-type="float">
            <text:p>0.00752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42397" calcext:value-type="float">
            <text:p>0.07423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6365" calcext:value-type="float">
            <text:p>0.009263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2002" calcext:value-type="float">
            <text:p>0.01120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76956" calcext:value-type="float">
            <text:p>0.0047695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9499" calcext:value-type="float">
            <text:p>0.0339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3229" calcext:value-type="float">
            <text:p>0.00943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13127" calcext:value-type="float">
            <text:p>0.001131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91754" calcext:value-type="float">
            <text:p>0.004917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081" calcext:value-type="float">
            <text:p>0.01520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799" calcext:value-type="float">
            <text:p>0.01397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199" calcext:value-type="float">
            <text:p>0.01451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41094" calcext:value-type="float">
            <text:p>0.00341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9864" calcext:value-type="float">
            <text:p>0.01098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62374" calcext:value-type="float">
            <text:p>0.000462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2586" calcext:value-type="float">
            <text:p>0.0132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05198" calcext:value-type="float">
            <text:p>0.009051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31676" calcext:value-type="float">
            <text:p>0.00831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4145" calcext:value-type="float">
            <text:p>0.01241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6377" calcext:value-type="float">
            <text:p>0.022637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2284" calcext:value-type="float">
            <text:p>0.012228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6144" calcext:value-type="float">
            <text:p>0.006614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22844" calcext:value-type="float">
            <text:p>0.0042284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2468" calcext:value-type="float">
            <text:p>0.000324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6791" calcext:value-type="float">
            <text:p>0.004679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84427" calcext:value-type="float">
            <text:p>0.00784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1874" calcext:value-type="float">
            <text:p>0.00818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94257" calcext:value-type="float">
            <text:p>0.006942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509601" calcext:value-type="float">
            <text:p>0.0005096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51079" calcext:value-type="float">
            <text:p>0.00251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07388" calcext:value-type="float">
            <text:p>0.001073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1979" calcext:value-type="float">
            <text:p>0.02019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6175" calcext:value-type="float">
            <text:p>0.02061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649" calcext:value-type="float">
            <text:p>0.01164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0686" calcext:value-type="float">
            <text:p>0.01206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06016" calcext:value-type="float">
            <text:p>0.000206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24901" calcext:value-type="float">
            <text:p>0.0004249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0924" calcext:value-type="float">
            <text:p>0.0100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21958" calcext:value-type="float">
            <text:p>0.0003219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442" calcext:value-type="float">
            <text:p>0.011244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5829" calcext:value-type="float">
            <text:p>0.009582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3962" calcext:value-type="float">
            <text:p>0.012396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38752" calcext:value-type="float">
            <text:p>0.00023875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9521" calcext:value-type="float">
            <text:p>0.012952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98951" calcext:value-type="float">
            <text:p>0.019895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0289" calcext:value-type="float">
            <text:p>0.0067028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69538" calcext:value-type="float">
            <text:p>0.0016953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5315" calcext:value-type="float">
            <text:p>0.012531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07074" calcext:value-type="float">
            <text:p>0.0002070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41548" calcext:value-type="float">
            <text:p>0.005415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7403" calcext:value-type="float">
            <text:p>0.0067740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6299" calcext:value-type="float">
            <text:p>0.016629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155" calcext:value-type="float">
            <text:p>0.015115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81303" calcext:value-type="float">
            <text:p>0.00068130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4237" calcext:value-type="float">
            <text:p>0.0254237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17987" calcext:value-type="float">
            <text:p>0.07179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811" calcext:value-type="float">
            <text:p>0.01458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35031" calcext:value-type="float">
            <text:p>0.00635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5659" calcext:value-type="float">
            <text:p>0.03156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87152" calcext:value-type="float">
            <text:p>0.005871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1193" calcext:value-type="float">
            <text:p>0.03811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861" calcext:value-type="float">
            <text:p>0.0218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527" calcext:value-type="float">
            <text:p>0.0105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8497" calcext:value-type="float">
            <text:p>0.01084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19484" calcext:value-type="float">
            <text:p>0.0003194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4471" calcext:value-type="float">
            <text:p>0.02144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676" calcext:value-type="float">
            <text:p>0.020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358" calcext:value-type="float">
            <text:p>0.01453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0535" calcext:value-type="float">
            <text:p>0.007905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4733" calcext:value-type="float">
            <text:p>0.010473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1571" calcext:value-type="float">
            <text:p>0.03315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79" calcext:value-type="float">
            <text:p>0.0103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9367" calcext:value-type="float">
            <text:p>0.01293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425" calcext:value-type="float">
            <text:p>0.01324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2036" calcext:value-type="float">
            <text:p>0.01120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52194" calcext:value-type="float">
            <text:p>0.001521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5699" calcext:value-type="float">
            <text:p>0.03556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74878" calcext:value-type="float">
            <text:p>0.009748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1379" calcext:value-type="float">
            <text:p>0.02213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938999" calcext:value-type="float">
            <text:p>0.0009389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52752" calcext:value-type="float">
            <text:p>0.00352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92637" calcext:value-type="float">
            <text:p>0.006926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7259" calcext:value-type="float">
            <text:p>0.00572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76547" calcext:value-type="float">
            <text:p>0.0027654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30366" calcext:value-type="float">
            <text:p>0.002303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036" calcext:value-type="float">
            <text:p>0.01120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35506" calcext:value-type="float">
            <text:p>0.00435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154839" calcext:value-type="float">
            <text:p>0.00015483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04225" calcext:value-type="float">
            <text:p>0.00904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715481" calcext:value-type="float">
            <text:p>7.15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14541" calcext:value-type="float">
            <text:p>0.0071454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15169" calcext:value-type="float">
            <text:p>0.008151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48474" calcext:value-type="float">
            <text:p>0.004484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6213" calcext:value-type="float">
            <text:p>0.02621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265" calcext:value-type="float">
            <text:p>0.01332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11873" calcext:value-type="float">
            <text:p>0.0031187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83996" calcext:value-type="float">
            <text:p>0.005839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47077" calcext:value-type="float">
            <text:p>0.0044707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948" calcext:value-type="float">
            <text:p>0.01029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76251" calcext:value-type="float">
            <text:p>0.0097625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4126" calcext:value-type="float">
            <text:p>0.012412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34894" calcext:value-type="float">
            <text:p>0.00023489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45508" calcext:value-type="float">
            <text:p>0.009455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4383" calcext:value-type="float">
            <text:p>0.011438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88" calcext:value-type="float">
            <text:p>0.010408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63597" calcext:value-type="float">
            <text:p>0.026359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9509" calcext:value-type="float">
            <text:p>0.015950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21806" calcext:value-type="float">
            <text:p>0.0022180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99909" calcext:value-type="float">
            <text:p>0.0019990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23004" calcext:value-type="float">
            <text:p>0.0022300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53648" calcext:value-type="float">
            <text:p>0.0002536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07208" calcext:value-type="float">
            <text:p>0.007072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01598" calcext:value-type="float">
            <text:p>0.008015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00938" calcext:value-type="float">
            <text:p>0.0080093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99213" calcext:value-type="float">
            <text:p>0.00029921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7968" calcext:value-type="float">
            <text:p>0.01796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8374" calcext:value-type="float">
            <text:p>0.01183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262876" calcext:value-type="float">
            <text:p>2.63E-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5157" calcext:value-type="float">
            <text:p>0.012515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0972" calcext:value-type="float">
            <text:p>0.010097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065" calcext:value-type="float">
            <text:p>0.01020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749" calcext:value-type="float">
            <text:p>0.013374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749903" calcext:value-type="float">
            <text:p>0.0007499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0265" calcext:value-type="float">
            <text:p>0.008802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rening" table:style-name="ta1">
        <table:shapes>
          <draw:frame draw:z-index="0" draw:style-name="gr1" draw:text-style-name="P1" svg:width="2880pt" svg:height="1440pt" svg:x="266.03pt" svg:y="18.48pt">
            <loext:p draw:notify-on-update-of-ranges="medziTrening.A1:medziTrening.A1 medziTrening.A2:medziTrening.A201 medziTrening.B1:medziTrening.B1 medziTrening.B2:medziTrening.B201 medziTrening.C1:medziTrening.C1 medziTrening.C2:medziTrening.C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5507" calcext:value-type="float">
            <text:p>0.00455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54764" calcext:value-type="float">
            <text:p>0.015476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0340134" calcext:value-type="float">
            <text:p>0.00034013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0320107" calcext:value-type="float">
            <text:p>0.0003201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28128" calcext:value-type="float">
            <text:p>0.0082812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60773" calcext:value-type="float">
            <text:p>0.0066077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5344" calcext:value-type="float">
            <text:p>0.0013534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315282" calcext:value-type="float">
            <text:p>0.003152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4602" calcext:value-type="float">
            <text:p>0.011460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70691" calcext:value-type="float">
            <text:p>0.0097069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4412" calcext:value-type="float">
            <text:p>0.005441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7541" calcext:value-type="float">
            <text:p>0.010754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46736" calcext:value-type="float">
            <text:p>0.014673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0378221" calcext:value-type="float">
            <text:p>0.0003782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55556" calcext:value-type="float">
            <text:p>0.0025555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895" calcext:value-type="float">
            <text:p>0.01089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14921" calcext:value-type="float">
            <text:p>0.008149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786249" calcext:value-type="float">
            <text:p>0.0078624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31003" calcext:value-type="float">
            <text:p>0.004310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85351" calcext:value-type="float">
            <text:p>0.0068535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1969" calcext:value-type="float">
            <text:p>0.011196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200272" calcext:value-type="float">
            <text:p>2.00E-0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78298" calcext:value-type="float">
            <text:p>0.007829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73971" calcext:value-type="float">
            <text:p>0.027397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35039" calcext:value-type="float">
            <text:p>0.0083503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62482" calcext:value-type="float">
            <text:p>0.001624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5555" calcext:value-type="float">
            <text:p>0.013555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56011" calcext:value-type="float">
            <text:p>0.0025601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0315" calcext:value-type="float">
            <text:p>0.010031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30819" calcext:value-type="float">
            <text:p>0.0083081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2907" calcext:value-type="float">
            <text:p>0.00929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29736" calcext:value-type="float">
            <text:p>0.0092973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7286" calcext:value-type="float">
            <text:p>0.0013728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90394" calcext:value-type="float">
            <text:p>0.0029039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68334" calcext:value-type="float">
            <text:p>0.0168334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19993" calcext:value-type="float">
            <text:p>0.051999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5992" calcext:value-type="float">
            <text:p>0.031599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7631" calcext:value-type="float">
            <text:p>0.0087631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45308" calcext:value-type="float">
            <text:p>0.0145308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29088" calcext:value-type="float">
            <text:p>0.0429088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88302" calcext:value-type="float">
            <text:p>0.0028830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5775" calcext:value-type="float">
            <text:p>0.019577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5563" calcext:value-type="float">
            <text:p>0.03556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8753" calcext:value-type="float">
            <text:p>0.016875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9632" calcext:value-type="float">
            <text:p>0.032963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9595" calcext:value-type="float">
            <text:p>0.028959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09381" calcext:value-type="float">
            <text:p>0.0509381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34465" calcext:value-type="float">
            <text:p>0.0023446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1622" calcext:value-type="float">
            <text:p>0.021162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40013" calcext:value-type="float">
            <text:p>0.0024001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05571" calcext:value-type="float">
            <text:p>0.0405571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7402" calcext:value-type="float">
            <text:p>0.031740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346437" calcext:value-type="float">
            <text:p>0.0034643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531634" calcext:value-type="float">
            <text:p>5.32E-0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337237" calcext:value-type="float">
            <text:p>0.0033723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44561" calcext:value-type="float">
            <text:p>0.0244561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1857" calcext:value-type="float">
            <text:p>0.012185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20202" calcext:value-type="float">
            <text:p>2.02E-0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84541" calcext:value-type="float">
            <text:p>0.0584541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4535" calcext:value-type="float">
            <text:p>0.018453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01562" calcext:value-type="float">
            <text:p>0.0020156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47435" calcext:value-type="float">
            <text:p>0.0074743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0108" calcext:value-type="float">
            <text:p>0.0230108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74813" calcext:value-type="float">
            <text:p>0.0077481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24265" calcext:value-type="float">
            <text:p>0.0062426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92663" calcext:value-type="float">
            <text:p>0.0392663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5939" calcext:value-type="float">
            <text:p>0.0215939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85477" calcext:value-type="float">
            <text:p>0.0048547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0617" calcext:value-type="float">
            <text:p>0.034061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98202" calcext:value-type="float">
            <text:p>0.0298202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9895" calcext:value-type="float">
            <text:p>0.0099895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31373" calcext:value-type="float">
            <text:p>0.043137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52294" calcext:value-type="float">
            <text:p>0.0015229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66153" calcext:value-type="float">
            <text:p>0.0026615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50404" calcext:value-type="float">
            <text:p>0.0095040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7669" calcext:value-type="float">
            <text:p>0.0013766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2236" calcext:value-type="float">
            <text:p>0.011223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18214" calcext:value-type="float">
            <text:p>0.0081821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942725" calcext:value-type="float">
            <text:p>9.43E-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39581" calcext:value-type="float">
            <text:p>0.0043958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66114" calcext:value-type="float">
            <text:p>0.0026611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44015" calcext:value-type="float">
            <text:p>0.0014401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90802" calcext:value-type="float">
            <text:p>0.0029080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59498" calcext:value-type="float">
            <text:p>0.0095949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78298" calcext:value-type="float">
            <text:p>0.007829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3701" calcext:value-type="float">
            <text:p>0.011370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3246" calcext:value-type="float">
            <text:p>0.02324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08613" calcext:value-type="float">
            <text:p>0.0080861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1323" calcext:value-type="float">
            <text:p>0.012132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07996" calcext:value-type="float">
            <text:p>0.0010799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12107" calcext:value-type="float">
            <text:p>0.004121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628829" calcext:value-type="float">
            <text:p>6.29E-0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2408" calcext:value-type="float">
            <text:p>0.005240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64097" calcext:value-type="float">
            <text:p>0.016409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16788" calcext:value-type="float">
            <text:p>0.0011678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40894" calcext:value-type="float">
            <text:p>0.0054089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24106" calcext:value-type="float">
            <text:p>0.0042410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861" calcext:value-type="float">
            <text:p>0.01086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380696" calcext:value-type="float">
            <text:p>0.0038069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2385" calcext:value-type="float">
            <text:p>0.011238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6386" calcext:value-type="float">
            <text:p>0.012638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83472" calcext:value-type="float">
            <text:p>0.0028347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11" calcext:value-type="float">
            <text:p>0.0101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78786" calcext:value-type="float">
            <text:p>0.0047878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21319" calcext:value-type="float">
            <text:p>0.0092131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98697" calcext:value-type="float">
            <text:p>0.0029869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44341" calcext:value-type="float">
            <text:p>0.0054434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75675" calcext:value-type="float">
            <text:p>0.0067567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4921" calcext:value-type="float">
            <text:p>0.01349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0545" calcext:value-type="float">
            <text:p>0.012054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43065" calcext:value-type="float">
            <text:p>0.0014306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4851" calcext:value-type="float">
            <text:p>0.013485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62474" calcext:value-type="float">
            <text:p>0.016247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15893" calcext:value-type="float">
            <text:p>0.021589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7362" calcext:value-type="float">
            <text:p>0.0013736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51689" calcext:value-type="float">
            <text:p>0.0095168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14994" calcext:value-type="float">
            <text:p>0.0081499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5511" calcext:value-type="float">
            <text:p>0.010551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14421" calcext:value-type="float">
            <text:p>0.008144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4839" calcext:value-type="float">
            <text:p>0.008483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711975" calcext:value-type="float">
            <text:p>7.12E-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61674" calcext:value-type="float">
            <text:p>0.026167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76539" calcext:value-type="float">
            <text:p>0.0017653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6369" calcext:value-type="float">
            <text:p>0.012636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0314131" calcext:value-type="float">
            <text:p>0.00031413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631809" calcext:value-type="float">
            <text:p>6.32E-0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83518" calcext:value-type="float">
            <text:p>0.0058351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84149" calcext:value-type="float">
            <text:p>0.0058414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0314131" calcext:value-type="float">
            <text:p>0.00031413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43803" calcext:value-type="float">
            <text:p>0.004438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77969" calcext:value-type="float">
            <text:p>0.0027796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442" calcext:value-type="float">
            <text:p>0.001344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40055" calcext:value-type="float">
            <text:p>0.0024005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04986" calcext:value-type="float">
            <text:p>0.0010498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65024" calcext:value-type="float">
            <text:p>0.0066502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33252" calcext:value-type="float">
            <text:p>0.0093325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746" calcext:value-type="float">
            <text:p>0.01074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71174" calcext:value-type="float">
            <text:p>0.0017117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33926" calcext:value-type="float">
            <text:p>0.0093392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04385" calcext:value-type="float">
            <text:p>0.0040438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3896" calcext:value-type="float">
            <text:p>0.013389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67147" calcext:value-type="float">
            <text:p>0.0066714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32085" calcext:value-type="float">
            <text:p>0.023208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314741" calcext:value-type="float">
            <text:p>0.0031474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03358" calcext:value-type="float">
            <text:p>0.0050335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52416" calcext:value-type="float">
            <text:p>0.0055241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82507" calcext:value-type="float">
            <text:p>0.006825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372601" calcext:value-type="float">
            <text:p>0.0037260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666082" calcext:value-type="float">
            <text:p>6.66E-0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40031" calcext:value-type="float">
            <text:p>0.0014003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970142" calcext:value-type="float">
            <text:p>9.70E-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8294" calcext:value-type="float">
            <text:p>0.013829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4753" calcext:value-type="float">
            <text:p>0.0013475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2011" calcext:value-type="float">
            <text:p>0.004201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554863" calcext:value-type="float">
            <text:p>0.0055486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31192" calcext:value-type="float">
            <text:p>0.0023119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3182" calcext:value-type="float">
            <text:p>0.00231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303482" calcext:value-type="float">
            <text:p>0.003034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7882" calcext:value-type="float">
            <text:p>0.01078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07171" calcext:value-type="float">
            <text:p>0.020717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55237" calcext:value-type="float">
            <text:p>0.0085523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84047" calcext:value-type="float">
            <text:p>0.0098404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63107" calcext:value-type="float">
            <text:p>0.001631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88807" calcext:value-type="float">
            <text:p>0.01888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805838" calcext:value-type="float">
            <text:p>0.0080583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60007" calcext:value-type="float">
            <text:p>0.02600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14815" calcext:value-type="float">
            <text:p>0.011481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676104" calcext:value-type="float">
            <text:p>0.0067610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17331" calcext:value-type="float">
            <text:p>0.021733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47325" calcext:value-type="float">
            <text:p>0.0247325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5944" calcext:value-type="float">
            <text:p>0.012594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8954" calcext:value-type="float">
            <text:p>0.010895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8754" calcext:value-type="float">
            <text:p>0.010875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34997" calcext:value-type="float">
            <text:p>0.0013499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01759" calcext:value-type="float">
            <text:p>0.020175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07713" calcext:value-type="float">
            <text:p>0.0090771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43803" calcext:value-type="float">
            <text:p>0.004438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65834" calcext:value-type="float">
            <text:p>0.0016583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90169" calcext:value-type="float">
            <text:p>0.0190169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03674" calcext:value-type="float">
            <text:p>0.0203674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976528" calcext:value-type="float">
            <text:p>0.0097652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294027" calcext:value-type="float">
            <text:p>0.029402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46" calcext:value-type="float">
            <text:p>0.014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21721" calcext:value-type="float">
            <text:p>0.01217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35722" calcext:value-type="float">
            <text:p>0.013572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12107" calcext:value-type="float">
            <text:p>0.004121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table:style-name="ce2" office:value-type="float" office:value="0.00101118" calcext:value-type="float">
            <text:p>1.01E-0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6758" calcext:value-type="float">
            <text:p>0.0026758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266966" calcext:value-type="float">
            <text:p>0.00266966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405283" calcext:value-type="float">
            <text:p>0.00405283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07327" calcext:value-type="float">
            <text:p>0.00107327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106721" calcext:value-type="float">
            <text:p>0.0106721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>
          <table:table-cell office:value-type="float" office:value="0.00162482" calcext:value-type="float">
            <text:p>0.00162482</text:p>
          </table:table-cell>
          <table:table-cell office:value-type="float" office:value="0.0318306" calcext:value-type="float">
            <text:p>0.0318306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est" table:style-name="ta1">
        <table:shapes>
          <draw:frame draw:z-index="0" draw:style-name="gr1" draw:text-style-name="P1" svg:width="2880pt" svg:height="1440pt" svg:x="491.02pt" svg:y="140.8pt">
            <loext:p draw:notify-on-update-of-ranges="medziTest.A1:medziTest.A1 medziTest.A2:medziTest.A248 medziTest.B1:medziTest.B1 medziTest.B2:medziTest.B248 medziTest.C1:medziTest.C1 medziTest.C2:medziTest.C248 medziTest.D1:medziTest.D1 medziTest.D2:medziTest.D24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0952986" calcext:value-type="float">
            <text:p>0.0095298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42962" calcext:value-type="float">
            <text:p>0.0014296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79658" calcext:value-type="float">
            <text:p>0.0027965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60872" calcext:value-type="float">
            <text:p>0.0096087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5238" calcext:value-type="float">
            <text:p>0.019523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51502" calcext:value-type="float">
            <text:p>0.008515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76706" calcext:value-type="float">
            <text:p>0.0027670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052" calcext:value-type="float">
            <text:p>0.010805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0433" calcext:value-type="float">
            <text:p>0.012043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477" calcext:value-type="float">
            <text:p>0.01154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19759" calcext:value-type="float">
            <text:p>0.021975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66698" calcext:value-type="float">
            <text:p>0.0086669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95211" calcext:value-type="float">
            <text:p>0.0099521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55103" calcext:value-type="float">
            <text:p>0.006551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54478" calcext:value-type="float">
            <text:p>0.006544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75071" calcext:value-type="float">
            <text:p>0.0087507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11705" calcext:value-type="float">
            <text:p>0.02117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0278" calcext:value-type="float">
            <text:p>0.005002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52381" calcext:value-type="float">
            <text:p>0.0095238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60884" calcext:value-type="float">
            <text:p>0.0056088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38277" calcext:value-type="float">
            <text:p>0.008382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4234" calcext:value-type="float">
            <text:p>0.019423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40774" calcext:value-type="float">
            <text:p>0.0084077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20185" calcext:value-type="float">
            <text:p>0.0072018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56233" calcext:value-type="float">
            <text:p>0.0045623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0776" calcext:value-type="float">
            <text:p>0.018077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48797" calcext:value-type="float">
            <text:p>0.0064879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0163" calcext:value-type="float">
            <text:p>0.0050016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12046" calcext:value-type="float">
            <text:p>0.031204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19961" calcext:value-type="float">
            <text:p>0.0081996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27187" calcext:value-type="float">
            <text:p>0.022718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6192" calcext:value-type="float">
            <text:p>0.012619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01018" calcext:value-type="float">
            <text:p>0.0090101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56594" calcext:value-type="float">
            <text:p>0.015659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86875" calcext:value-type="float">
            <text:p>0.0058687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8979" calcext:value-type="float">
            <text:p>0.00189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97085" calcext:value-type="float">
            <text:p>0.0039708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13468" calcext:value-type="float">
            <text:p>0.002134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88461" calcext:value-type="float">
            <text:p>0.028846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09865" calcext:value-type="float">
            <text:p>0.030986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29705" calcext:value-type="float">
            <text:p>0.02297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7179" calcext:value-type="float">
            <text:p>0.01271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25" calcext:value-type="float">
            <text:p>0.0112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3441" calcext:value-type="float">
            <text:p>0.019344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0468" calcext:value-type="float">
            <text:p>0.01904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14994" calcext:value-type="float">
            <text:p>0.0081499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7344" calcext:value-type="float">
            <text:p>0.0013734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7968" calcext:value-type="float">
            <text:p>0.01779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8162" calcext:value-type="float">
            <text:p>0.017816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21873" calcext:value-type="float">
            <text:p>0.03218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72437" calcext:value-type="float">
            <text:p>0.0272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883" calcext:value-type="float">
            <text:p>0.0156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3669" calcext:value-type="float">
            <text:p>0.01736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639" calcext:value-type="float">
            <text:p>0.04506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289" calcext:value-type="float">
            <text:p>0.0156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55347" calcext:value-type="float">
            <text:p>0.00755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63485" calcext:value-type="float">
            <text:p>0.00163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362" calcext:value-type="float">
            <text:p>0.042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209898" calcext:value-type="float">
            <text:p>0.00020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93812" calcext:value-type="float">
            <text:p>0.009938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969" calcext:value-type="float">
            <text:p>0.0302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4605" calcext:value-type="float">
            <text:p>0.02546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55" calcext:value-type="float">
            <text:p>0.0151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4448" calcext:value-type="float">
            <text:p>0.01944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927" calcext:value-type="float">
            <text:p>0.0132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8064" calcext:value-type="float">
            <text:p>0.01680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3509" calcext:value-type="float">
            <text:p>0.05535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5682" calcext:value-type="float">
            <text:p>0.01656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7323" calcext:value-type="float">
            <text:p>0.0337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1963" calcext:value-type="float">
            <text:p>0.0381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72094" calcext:value-type="float">
            <text:p>0.0037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177" calcext:value-type="float">
            <text:p>0.023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0823" calcext:value-type="float">
            <text:p>0.004808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33178" calcext:value-type="float">
            <text:p>0.009331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43558" calcext:value-type="float">
            <text:p>0.00343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6874" calcext:value-type="float">
            <text:p>0.01268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79289" calcext:value-type="float">
            <text:p>0.00679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30717" calcext:value-type="float">
            <text:p>0.005307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16768" calcext:value-type="float">
            <text:p>0.001167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74452" calcext:value-type="float">
            <text:p>0.006744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5045" calcext:value-type="float">
            <text:p>0.01750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31348" calcext:value-type="float">
            <text:p>0.00931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571415" calcext:value-type="float">
            <text:p>0.0005714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49078" calcext:value-type="float">
            <text:p>0.0149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0029" calcext:value-type="float">
            <text:p>0.0050002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636" calcext:value-type="float">
            <text:p>0.01363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41998" calcext:value-type="float">
            <text:p>0.0014199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68699" calcext:value-type="float">
            <text:p>0.0066869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56037" calcext:value-type="float">
            <text:p>0.0075603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50226" calcext:value-type="float">
            <text:p>0.0035022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22009" calcext:value-type="float">
            <text:p>2.20E-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499041" calcext:value-type="float">
            <text:p>4.99E-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06615" calcext:value-type="float">
            <text:p>0.0070661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7286" calcext:value-type="float">
            <text:p>0.010728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50395" calcext:value-type="float">
            <text:p>0.0095039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122763" calcext:value-type="float">
            <text:p>1.23E-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10049" calcext:value-type="float">
            <text:p>0.0041004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8671" calcext:value-type="float">
            <text:p>0.018867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5719" calcext:value-type="float">
            <text:p>0.018571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73" calcext:value-type="float">
            <text:p>0.01087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23247" calcext:value-type="float">
            <text:p>2.32E-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626037" calcext:value-type="float">
            <text:p>0.0626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42302" calcext:value-type="float">
            <text:p>0.0642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3505" calcext:value-type="float">
            <text:p>0.02435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2094" calcext:value-type="float">
            <text:p>0.006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6222" calcext:value-type="float">
            <text:p>0.02562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067" calcext:value-type="float">
            <text:p>0.0151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29312" calcext:value-type="float">
            <text:p>0.00629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4341" calcext:value-type="float">
            <text:p>0.02843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8171" calcext:value-type="float">
            <text:p>0.0408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26668" calcext:value-type="float">
            <text:p>0.03266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82935" calcext:value-type="float">
            <text:p>0.04829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3903" calcext:value-type="float">
            <text:p>0.03139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7947" calcext:value-type="float">
            <text:p>0.03379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62268" calcext:value-type="float">
            <text:p>0.001622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01906" calcext:value-type="float">
            <text:p>0.06019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59602" calcext:value-type="float">
            <text:p>0.00959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2881" calcext:value-type="float">
            <text:p>0.0142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589" calcext:value-type="float">
            <text:p>0.010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32551" calcext:value-type="float">
            <text:p>0.002325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9324" calcext:value-type="float">
            <text:p>0.00489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4154" calcext:value-type="float">
            <text:p>0.004841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39" calcext:value-type="float">
            <text:p>0.0302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4142" calcext:value-type="float">
            <text:p>0.00064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994" calcext:value-type="float">
            <text:p>0.043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0985" calcext:value-type="float">
            <text:p>0.0380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3602" calcext:value-type="float">
            <text:p>0.0063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91697" calcext:value-type="float">
            <text:p>0.02916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088" calcext:value-type="float">
            <text:p>0.0160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87883" calcext:value-type="float">
            <text:p>0.00787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59792" calcext:value-type="float">
            <text:p>0.006597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9053" calcext:value-type="float">
            <text:p>0.020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4427" calcext:value-type="float">
            <text:p>0.0124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7831" calcext:value-type="float">
            <text:p>0.01078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0348" calcext:value-type="float">
            <text:p>0.0110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87507" calcext:value-type="float">
            <text:p>0.002875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8698" calcext:value-type="float">
            <text:p>0.0118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47221" calcext:value-type="float">
            <text:p>0.01472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2923" calcext:value-type="float">
            <text:p>0.00929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27291" calcext:value-type="float">
            <text:p>0.005272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34355" calcext:value-type="float">
            <text:p>0.0033435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22459" calcext:value-type="float">
            <text:p>0.0062245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48389" calcext:value-type="float">
            <text:p>0.0094838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732611" calcext:value-type="float">
            <text:p>7.33E-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85207" calcext:value-type="float">
            <text:p>0.0028520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87149" calcext:value-type="float">
            <text:p>0.0038714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277" calcext:value-type="float">
            <text:p>0.01082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68932" calcext:value-type="float">
            <text:p>0.0096893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7679" calcext:value-type="float">
            <text:p>0.01976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99367" calcext:value-type="float">
            <text:p>0.0089936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4072" calcext:value-type="float">
            <text:p>0.0013407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502" calcext:value-type="float">
            <text:p>0.01085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52208" calcext:value-type="float">
            <text:p>0.0095220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18244" calcext:value-type="float">
            <text:p>0.0091824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96009" calcext:value-type="float">
            <text:p>0.003960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2302" calcext:value-type="float">
            <text:p>0.01623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3655" calcext:value-type="float">
            <text:p>0.013365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1978" calcext:value-type="float">
            <text:p>0.01219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25959" calcext:value-type="float">
            <text:p>0.0042595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203" calcext:value-type="float">
            <text:p>0.01082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45858" calcext:value-type="float">
            <text:p>0.024585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80324" calcext:value-type="float">
            <text:p>0.0098032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20628" calcext:value-type="float">
            <text:p>0.0092062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28483" calcext:value-type="float">
            <text:p>0.004284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62021" calcext:value-type="float">
            <text:p>0.0026202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59767" calcext:value-type="float">
            <text:p>0.03597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7451" calcext:value-type="float">
            <text:p>0.01274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45624" calcext:value-type="float">
            <text:p>0.05456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704" calcext:value-type="float">
            <text:p>0.01527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9766" calcext:value-type="float">
            <text:p>0.04297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159" calcext:value-type="float">
            <text:p>0.01601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751" calcext:value-type="float">
            <text:p>0.01167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6089" calcext:value-type="float">
            <text:p>0.086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6067" calcext:value-type="float">
            <text:p>0.0356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7985" calcext:value-type="float">
            <text:p>0.0177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35028" calcext:value-type="float">
            <text:p>0.05350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5051" calcext:value-type="float">
            <text:p>0.0065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64103" calcext:value-type="float">
            <text:p>0.02641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5275" calcext:value-type="float">
            <text:p>0.01252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0539" calcext:value-type="float">
            <text:p>0.00205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2461" calcext:value-type="float">
            <text:p>0.0232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6343" calcext:value-type="float">
            <text:p>0.01363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3406" calcext:value-type="float">
            <text:p>0.01534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23" calcext:value-type="float">
            <text:p>0.023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2694" calcext:value-type="float">
            <text:p>0.01626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8929" calcext:value-type="float">
            <text:p>0.02789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7477" calcext:value-type="float">
            <text:p>0.00174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5698" calcext:value-type="float">
            <text:p>0.0285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3436" calcext:value-type="float">
            <text:p>0.04034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41609" calcext:value-type="float">
            <text:p>0.0003416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3023" calcext:value-type="float">
            <text:p>0.02130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9271" calcext:value-type="float">
            <text:p>0.0289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209" calcext:value-type="float">
            <text:p>0.02332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383" calcext:value-type="float">
            <text:p>0.0239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6119" calcext:value-type="float">
            <text:p>0.0236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66714" calcext:value-type="float">
            <text:p>0.0001667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6986" calcext:value-type="float">
            <text:p>0.0456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503" calcext:value-type="float">
            <text:p>0.0124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85089" calcext:value-type="float">
            <text:p>0.00785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9574" calcext:value-type="float">
            <text:p>0.03195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37476" calcext:value-type="float">
            <text:p>0.005374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68636" calcext:value-type="float">
            <text:p>0.02686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369638" calcext:value-type="float">
            <text:p>0.0003696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4653" calcext:value-type="float">
            <text:p>0.00504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08911" calcext:value-type="float">
            <text:p>0.001089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844419" calcext:value-type="float">
            <text:p>0.0008444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58775" calcext:value-type="float">
            <text:p>0.001587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143472" calcext:value-type="float">
            <text:p>1.43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8673" calcext:value-type="float">
            <text:p>0.0168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78741" calcext:value-type="float">
            <text:p>0.03787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26355" calcext:value-type="float">
            <text:p>0.009263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11398" calcext:value-type="float">
            <text:p>0.02113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7565" calcext:value-type="float">
            <text:p>0.01375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0965" calcext:value-type="float">
            <text:p>0.0190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15521" calcext:value-type="float">
            <text:p>0.005155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74747" calcext:value-type="float">
            <text:p>0.006747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201" calcext:value-type="float">
            <text:p>0.01602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96027" calcext:value-type="float">
            <text:p>0.007960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7939" calcext:value-type="float">
            <text:p>0.01379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42" calcext:value-type="float">
            <text:p>0.01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0613" calcext:value-type="float">
            <text:p>0.01306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39095" calcext:value-type="float">
            <text:p>0.008390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564" calcext:value-type="float">
            <text:p>0.0205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0978" calcext:value-type="float">
            <text:p>0.01109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03509" calcext:value-type="float">
            <text:p>0.03035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1278" calcext:value-type="float">
            <text:p>0.01112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7497" calcext:value-type="float">
            <text:p>0.0013749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2777" calcext:value-type="float">
            <text:p>0.02027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36112" calcext:value-type="float">
            <text:p>0.0093611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896409" calcext:value-type="float">
            <text:p>0.0008964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03639" calcext:value-type="float">
            <text:p>0.0090363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12568" calcext:value-type="float">
            <text:p>0.004125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29323" calcext:value-type="float">
            <text:p>0.0012932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1167" calcext:value-type="float">
            <text:p>0.020116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01883" calcext:value-type="float">
            <text:p>0.003018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58488" calcext:value-type="float">
            <text:p>0.015848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756383" calcext:value-type="float">
            <text:p>7.56E-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0955269" calcext:value-type="float">
            <text:p>9.55E-0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9789" calcext:value-type="float">
            <text:p>0.010978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9342" calcext:value-type="float">
            <text:p>0.011934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702" calcext:value-type="float">
            <text:p>0.01157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8472" calcext:value-type="float">
            <text:p>0.011847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6:17:00.270853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21:08.093504307</meta:creation-date>
    <meta:generator>LibreOffice/5.1.6.2$Linux_X86_64 LibreOffice_project/10m0$Build-2</meta:generator>
    <dc:date>2019-04-17T16:45:43.038048798</dc:date>
    <meta:editing-duration>PT27M37S</meta:editing-duration>
    <meta:editing-cycles>4</meta:editing-cycles>
    <meta:document-statistic meta:table-count="6" meta:cell-count="34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vonTrening.A1:von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onTrening.A2:vonTrening.A201" chart:label-cell-address="vonTrening.A1:vonTrening.A1" chart:class="chart:line">
            <chart:data-point chart:repeated="200"/>
          </chart:series>
          <chart:series chart:style-name="ch10" chart:values-cell-range-address="vonTrening.B2:vonTrening.B201" chart:label-cell-address="vonTrening.B1:vonTrening.B1" chart:class="chart:line">
            <chart:data-point chart:repeated="200"/>
          </chart:series>
          <chart:series chart:style-name="ch11" chart:values-cell-range-address="vonTrening.C2:vonTrening.C201" chart:label-cell-address="vonTrening.C1:von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rening.A1:vonTrening.A1</svg:desc>
                </draw:g>
              </table:table-cell>
              <table:table-cell office:value-type="string">
                <text:p>Prah</text:p>
                <draw:g>
                  <svg:desc>vonTrening.B1:vonTrening.B1</svg:desc>
                </draw:g>
              </table:table-cell>
              <table:table-cell office:value-type="string">
                <text:p>Reč skutočnosť</text:p>
                <draw:g>
                  <svg:desc>vonTrening.C1:von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nTrening.A2:vonTrening.A201</svg:desc>
                </draw:g>
              </table:table-cell>
              <table:table-cell office:value-type="float" office:value="0.0353803">
                <text:p>0.0353803</text:p>
                <draw:g>
                  <svg:desc>vonTrening.B2:vonTrening.B201</svg:desc>
                </draw:g>
              </table:table-cell>
              <table:table-cell office:value-type="float" office:value="NaN">
                <text:p>NaN</text:p>
                <draw:g>
                  <svg:desc>vonTrening.C2:von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3209">
                <text:p>0.0048320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5761">
                <text:p>0.010576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8436">
                <text:p>0.011843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17858">
                <text:p>0.00041785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17858">
                <text:p>0.00041785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94242">
                <text:p>0.0049424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2812">
                <text:p>0.014281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7001">
                <text:p>0.0038700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0727">
                <text:p>0.012072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0151">
                <text:p>0.018015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09505">
                <text:p>0.020950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73842">
                <text:p>0.0047384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25811">
                <text:p>0.0012581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01021">
                <text:p>0.0030102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1641">
                <text:p>0.011164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2886">
                <text:p>0.020288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77303">
                <text:p>0.0037730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0221">
                <text:p>0.0029022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8961">
                <text:p>0.013896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21">
                <text:p>0.004072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4935">
                <text:p>0.017493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2211">
                <text:p>0.0027221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2849">
                <text:p>0.0025284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2385">
                <text:p>0.024238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8468">
                <text:p>0.012846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8468">
                <text:p>0.012846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4984">
                <text:p>0.025498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16042">
                <text:p>0.0051604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00272">
                <text:p>0.0090027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3264">
                <text:p>0.015326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206">
                <text:p>0.01132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3206">
                <text:p>0.01132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7103">
                <text:p>0.026710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91003">
                <text:p>0.0069100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9957">
                <text:p>0.002995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2955">
                <text:p>0.037295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2086">
                <text:p>0.0562086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95804">
                <text:p>0.00195804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272">
                <text:p>0.0153272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904">
                <text:p>0.028904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4005">
                <text:p>0.027400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37491">
                <text:p>0.0537491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076">
                <text:p>0.048076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5847">
                <text:p>0.030584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06488">
                <text:p>0.0306488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00756">
                <text:p>0.0500756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48401">
                <text:p>0.00348401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043">
                <text:p>0.015043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56979">
                <text:p>0.00756979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52399">
                <text:p>0.00252399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20437">
                <text:p>0.032043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13457">
                <text:p>0.0061345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4904">
                <text:p>0.0214904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14161">
                <text:p>0.00114161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6985">
                <text:p>0.025698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60781">
                <text:p>0.00560781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7913">
                <text:p>0.0277913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88005">
                <text:p>0.088800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1304">
                <text:p>0.0231304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9287">
                <text:p>0.002928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46107">
                <text:p>0.005461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6006">
                <text:p>0.0436006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01674">
                <text:p>0.00301674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4517">
                <text:p>0.036451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8265">
                <text:p>0.047826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63021">
                <text:p>0.00663021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68057">
                <text:p>0.0026805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40219">
                <text:p>0.0340219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0615">
                <text:p>0.0360615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90697">
                <text:p>0.0059069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233">
                <text:p>0.0423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0329">
                <text:p>0.0026032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6969">
                <text:p>0.013696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87102">
                <text:p>0.00038710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90366">
                <text:p>0.0039036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2347">
                <text:p>0.011234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79261">
                <text:p>0.0037926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6523">
                <text:p>0.008652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3807">
                <text:p>0.01938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4983">
                <text:p>0.025498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629267">
                <text:p>0.0062926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76415">
                <text:p>0.0037641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111163">
                <text:p>0.000011116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11618">
                <text:p>0.0061161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72885">
                <text:p>0.0027288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61715">
                <text:p>0.016171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3376">
                <text:p>0.007337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11163">
                <text:p>0.000011116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40132">
                <text:p>0.0024013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46396">
                <text:p>0.0074639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46359">
                <text:p>0.00014635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77208">
                <text:p>0.0037720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2398">
                <text:p>0.015239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46167">
                <text:p>0.0024616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01589">
                <text:p>0.010158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64423">
                <text:p>0.0036442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00452">
                <text:p>0.020045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15939">
                <text:p>0.021593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70146">
                <text:p>0.027014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0056">
                <text:p>0.018005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62079">
                <text:p>0.0026207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48006">
                <text:p>0.002480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85885">
                <text:p>0.018588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7411">
                <text:p>0.01741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00381">
                <text:p>0.0050038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10015">
                <text:p>0.0011001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5427">
                <text:p>0.012542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7413">
                <text:p>0.024741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4414">
                <text:p>0.013441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07829">
                <text:p>0.0050782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5197">
                <text:p>0.018519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7446">
                <text:p>0.0015744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85587">
                <text:p>0.0048558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91605">
                <text:p>0.0039160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9294">
                <text:p>0.013929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01522">
                <text:p>0.020152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35982">
                <text:p>0.0063598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48531">
                <text:p>0.0024853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0538">
                <text:p>0.013053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93363">
                <text:p>0.019336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42883">
                <text:p>0.0024288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57286">
                <text:p>0.0025728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7571">
                <text:p>0.019757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9855">
                <text:p>0.010985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831038">
                <text:p>0.00083103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5608">
                <text:p>0.0010560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2969">
                <text:p>0.00054296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27782">
                <text:p>0.012778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73903">
                <text:p>0.0037390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5923">
                <text:p>0.011592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1539">
                <text:p>0.0010153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18395">
                <text:p>0.0061839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01767">
                <text:p>0.020176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9024">
                <text:p>0.017902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21134">
                <text:p>0.0062113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5922">
                <text:p>0.0011592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60716">
                <text:p>0.016071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22685">
                <text:p>0.0072268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39491">
                <text:p>0.013949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75214">
                <text:p>0.0037521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16472">
                <text:p>0.0071647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75527">
                <text:p>0.0037552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36388">
                <text:p>0.0033638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43859">
                <text:p>0.0014385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67902">
                <text:p>0.0026790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4315">
                <text:p>0.011431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81155">
                <text:p>0.0078115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75543">
                <text:p>0.017554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63572">
                <text:p>0.016357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19707">
                <text:p>0.001197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8459">
                <text:p>0.015845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8459">
                <text:p>0.015845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29893">
                <text:p>0.0062989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4681">
                <text:p>0.011468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77242">
                <text:p>0.017724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39433">
                <text:p>0.0063943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8501">
                <text:p>0.0024850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34678">
                <text:p>0.0023467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8253">
                <text:p>0.016825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00327">
                <text:p>0.0010032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601426">
                <text:p>0.0060142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12093">
                <text:p>0.021209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6135">
                <text:p>0.011613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65533">
                <text:p>0.0026553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4534">
                <text:p>0.0114534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8235">
                <text:p>0.011823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02406">
                <text:p>0.02024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83507">
                <text:p>0.002835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2189">
                <text:p>0.011218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7251">
                <text:p>0.006725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3096">
                <text:p>0.020309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3461">
                <text:p>0.0022346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9125">
                <text:p>0.013912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39445">
                <text:p>0.00013944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44206">
                <text:p>0.0074420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39086">
                <text:p>0.013908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8456">
                <text:p>0.008845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9377">
                <text:p>0.013937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41882">
                <text:p>0.0064188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0911">
                <text:p>0.018091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38021">
                <text:p>0.033802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6835">
                <text:p>0.029683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63808">
                <text:p>0.016380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46396">
                <text:p>0.0074639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02336">
                <text:p>0.00502336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91182">
                <text:p>0.00391182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28978">
                <text:p>0.00128978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731623">
                <text:p>0.00731623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71891">
                <text:p>0.007189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42359">
                <text:p>0.0142359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29535">
                <text:p>0.0229535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02981">
                <text:p>0.0202981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vonTest.A1:vonTest.D249" chart:data-source-has-labels="row" svg:x="4.51cm" svg:y="3.001cm" svg:width="95.059cm" svg:height="44.336cm">
          <chartooo:coordinate-region svg:x="6.825cm" svg:y="3.511cm" svg:width="92.642cm" svg:height="41.221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0.955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onTest.A2:vonTest.A249" chart:label-cell-address="vonTest.A1:vonTest.A1" chart:class="chart:line">
            <chart:data-point chart:repeated="248"/>
          </chart:series>
          <chart:series chart:style-name="ch9" chart:values-cell-range-address="vonTest.B2:vonTest.B249" chart:label-cell-address="vonTest.B1:vonTest.B1" chart:class="chart:line">
            <chart:data-point chart:repeated="248"/>
          </chart:series>
          <chart:series chart:style-name="ch10" chart:values-cell-range-address="vonTest.C2:vonTest.C249" chart:label-cell-address="vonTest.C1:vonTest.C1" chart:class="chart:line">
            <chart:data-point chart:repeated="248"/>
          </chart:series>
          <chart:series chart:style-name="ch11" chart:values-cell-range-address="vonTest.D2:vonTest.D249" chart:label-cell-address="vonTest.D1:von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est.A1:vonTest.A1</svg:desc>
                </draw:g>
              </table:table-cell>
              <table:table-cell office:value-type="string">
                <text:p>Reč</text:p>
                <draw:g>
                  <svg:desc>vonTest.B1:vonTest.B1</svg:desc>
                </draw:g>
              </table:table-cell>
              <table:table-cell office:value-type="string">
                <text:p>Prah</text:p>
                <draw:g>
                  <svg:desc>vonTest.C1:vonTest.C1</svg:desc>
                </draw:g>
              </table:table-cell>
              <table:table-cell office:value-type="string">
                <text:p>Reč skutočnosť</text:p>
                <draw:g>
                  <svg:desc>vonTest.D1:von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29268">
                <text:p>0.00529268</text:p>
                <draw:g>
                  <svg:desc>vonTest.A2:vonTest.A249</svg:desc>
                </draw:g>
              </table:table-cell>
              <table:table-cell office:value-type="float" office:value="NaN">
                <text:p>NaN</text:p>
                <draw:g>
                  <svg:desc>vonTest.B2:vonTest.B249</svg:desc>
                </draw:g>
              </table:table-cell>
              <table:table-cell office:value-type="float" office:value="0.0353803">
                <text:p>0.0353803</text:p>
                <draw:g>
                  <svg:desc>vonTest.C2:vonTest.C249</svg:desc>
                </draw:g>
              </table:table-cell>
              <table:table-cell office:value-type="float" office:value="NaN">
                <text:p>NaN</text:p>
                <draw:g>
                  <svg:desc>vonTest.D2:von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3642">
                <text:p>0.011364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034">
                <text:p>0.02203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7828">
                <text:p>0.0044782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3">
                <text:p>0.0026041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0736">
                <text:p>0.024073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715">
                <text:p>0.01271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7424">
                <text:p>0.0011742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1687">
                <text:p>0.0025168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19069">
                <text:p>0.0061906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66268">
                <text:p>0.0036626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2233">
                <text:p>0.011223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06264">
                <text:p>0.0050626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84503">
                <text:p>0.0088450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8217">
                <text:p>0.017821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77105">
                <text:p>0.0047710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2771">
                <text:p>0.016277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63132">
                <text:p>0.0036313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9893">
                <text:p>0.0062989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89546">
                <text:p>0.0038954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90655">
                <text:p>0.0039065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9265">
                <text:p>0.012926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9265">
                <text:p>0.012926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79966">
                <text:p>0.0047996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93116">
                <text:p>0.00089311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4871">
                <text:p>0.015487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728">
                <text:p>0.0038572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3653">
                <text:p>0.0073365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76">
                <text:p>0.03737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9925">
                <text:p>0.014992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29">
                <text:p>0.0202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6713">
                <text:p>0.010671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68564">
                <text:p>0.0066856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752">
                <text:p>0.010675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4523">
                <text:p>0.0010452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71914">
                <text:p>0.0067191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4347">
                <text:p>0.014434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7997">
                <text:p>0.021799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7317">
                <text:p>0.041731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1428">
                <text:p>0.015142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0418">
                <text:p>0.027041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1763">
                <text:p>0.028176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54413">
                <text:p>0.0075441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79985">
                <text:p>0.0087998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66696">
                <text:p>0.0086669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7716">
                <text:p>0.00877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50594">
                <text:p>0.015059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1883">
                <text:p>0.015188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90055">
                <text:p>0.0089005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9271">
                <text:p>0.049927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0805">
                <text:p>0.031080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716">
                <text:p>0.0207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9623">
                <text:p>0.008962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4627">
                <text:p>0.051462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3856">
                <text:p>0.017385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1498">
                <text:p>0.018149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6722">
                <text:p>0.011672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52241">
                <text:p>0.075224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4569">
                <text:p>0.020456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33707">
                <text:p>0.002337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71335">
                <text:p>0.037133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0685">
                <text:p>0.045068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764">
                <text:p>0.0011976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56773">
                <text:p>0.015677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5116">
                <text:p>0.04651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64066">
                <text:p>0.056406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0622">
                <text:p>0.033062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5719">
                <text:p>0.057571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4497">
                <text:p>0.049449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4473">
                <text:p>0.0025447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2106">
                <text:p>0.015210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854534">
                <text:p>0.0085453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6335">
                <text:p>0.011633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11351">
                <text:p>0.0031135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78566">
                <text:p>0.017856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97452">
                <text:p>0.0089745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3907">
                <text:p>0.01239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82627">
                <text:p>0.0078262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67936">
                <text:p>0.016793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67383">
                <text:p>0.0076738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5273">
                <text:p>0.0022527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21196">
                <text:p>0.0042119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04225">
                <text:p>0.0080422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23888">
                <text:p>0.0012388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34">
                <text:p>0.0103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13105">
                <text:p>0.0061310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23447">
                <text:p>0.0012344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8959">
                <text:p>0.012895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9046">
                <text:p>0.004904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306">
                <text:p>0.011530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5306">
                <text:p>0.011530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29779">
                <text:p>0.00042977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47659">
                <text:p>0.0084765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8991">
                <text:p>0.011899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0774">
                <text:p>0.018077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33786">
                <text:p>0.000033378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78651">
                <text:p>0.0077865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985086">
                <text:p>0.00098508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67212">
                <text:p>0.0086721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334084">
                <text:p>0.000033408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39">
                <text:p>0.026643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119">
                <text:p>0.061911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4202">
                <text:p>0.050420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18607">
                <text:p>0.02186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455">
                <text:p>0.01945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4988">
                <text:p>0.029498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24653">
                <text:p>0.0092465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1407">
                <text:p>0.02614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905">
                <text:p>0.01190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44587">
                <text:p>0.044458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03088">
                <text:p>0.020308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41144">
                <text:p>0.094114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4516">
                <text:p>0.01445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5437">
                <text:p>0.043543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89053">
                <text:p>0.0048905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39524">
                <text:p>0.073952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1242">
                <text:p>0.014124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17954">
                <text:p>0.031795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20683">
                <text:p>0.0092068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08234">
                <text:p>0.030823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66833">
                <text:p>0.0086683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39">
                <text:p>0.0233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1042">
                <text:p>0.033104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57036">
                <text:p>0.0095703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9435">
                <text:p>0.042943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848">
                <text:p>0.03484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62171">
                <text:p>0.0046217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02958">
                <text:p>0.030295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62649">
                <text:p>0.006264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12911">
                <text:p>0.021291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548288">
                <text:p>0.0054828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43171">
                <text:p>0.014317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21678">
                <text:p>0.0052167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73837">
                <text:p>0.0037383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51872">
                <text:p>0.015187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90336">
                <text:p>0.0039033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2042">
                <text:p>0.010204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25939">
                <text:p>0.0052593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68353">
                <text:p>0.00016835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69547">
                <text:p>0.0026954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2167">
                <text:p>0.012216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35409">
                <text:p>0.0043540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95168">
                <text:p>0.0079516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53116">
                <text:p>0.0035311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34425">
                <text:p>0.0073442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03277">
                <text:p>0.020327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17801">
                <text:p>0.0091780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7335">
                <text:p>0.019733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0047">
                <text:p>0.011004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9165">
                <text:p>0.014916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5432">
                <text:p>0.017543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594">
                <text:p>0.015059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29344">
                <text:p>0.0092934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4581">
                <text:p>0.010458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5493">
                <text:p>0.021549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9566">
                <text:p>0.018956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4005">
                <text:p>0.016400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7845">
                <text:p>0.012784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20872">
                <text:p>0.0062087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81811">
                <text:p>0.028181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17614">
                <text:p>0.0091761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7353">
                <text:p>0.017735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22842">
                <text:p>0.0012284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1319">
                <text:p>0.010131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7129">
                <text:p>0.064712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2233">
                <text:p>0.021223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50838">
                <text:p>0.075083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1606">
                <text:p>0.005160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0369">
                <text:p>0.068036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57964">
                <text:p>0.075796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58882">
                <text:p>0.015888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144">
                <text:p>0.12814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74664">
                <text:p>0.047466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59321">
                <text:p>0.085932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3512">
                <text:p>0.004351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53172">
                <text:p>0.055317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65665">
                <text:p>0.0066566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26229">
                <text:p>0.0092622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4508">
                <text:p>0.012450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3428">
                <text:p>0.033342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9898">
                <text:p>0.023989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1016">
                <text:p>0.01510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2691">
                <text:p>0.023269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9821">
                <text:p>0.018982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7517">
                <text:p>0.042751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68407">
                <text:p>0.003684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8625">
                <text:p>0.025862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5857">
                <text:p>0.041585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40573">
                <text:p>0.0094057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22572">
                <text:p>0.042257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43589">
                <text:p>0.014358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6434">
                <text:p>0.0156434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6673">
                <text:p>0.03667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03691">
                <text:p>0.00803691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9302">
                <text:p>0.010930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77977">
                <text:p>0.047797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6798">
                <text:p>0.004679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45552">
                <text:p>0.0054555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7242">
                <text:p>0.021724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4132">
                <text:p>0.0264132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3229">
                <text:p>0.03322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03039">
                <text:p>0.0050303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58588">
                <text:p>0.015858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69719">
                <text:p>0.0169719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55188">
                <text:p>0.0155188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79053">
                <text:p>0.0179053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32107">
                <text:p>0.00632107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23916">
                <text:p>0.0123916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1735">
                <text:p>0.03173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3105">
                <text:p>0.0123105</text:p>
              </table:table-cell>
              <table:table-cell office:value-type="float" office:value="0.07">
                <text:p>0.07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64565">
                <text:p>0.0164565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28276">
                <text:p>0.0032827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83961">
                <text:p>0.028396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12692">
                <text:p>0.011269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848">
                <text:p>0.016084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3809">
                <text:p>0.007380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06564">
                <text:p>0.0010656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1279">
                <text:p>0.014127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62343">
                <text:p>0.016234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16582">
                <text:p>0.0116582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74698">
                <text:p>0.0087469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9513">
                <text:p>0.019951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22479">
                <text:p>0.0052247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3579">
                <text:p>0.01357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07216">
                <text:p>0.0020721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14481">
                <text:p>0.011448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2731">
                <text:p>0.0035273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30946">
                <text:p>0.0053094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21029">
                <text:p>0.0022102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55476">
                <text:p>0.0155476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23933">
                <text:p>0.0012393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10349">
                <text:p>0.011034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87044">
                <text:p>0.028704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672907">
                <text:p>0.000672907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0724">
                <text:p>0.017072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768">
                <text:p>0.003768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35961">
                <text:p>0.00635961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398129">
                <text:p>0.00039812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5499">
                <text:p>0.011549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5499">
                <text:p>0.0115499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41433">
                <text:p>0.0141433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45414">
                <text:p>0.0145414</text:p>
              </table:table-cell>
              <table:table-cell office:value-type="float" office:value="NaN">
                <text:p>NaN</text:p>
              </table:table-cell>
              <table:table-cell office:value-type="float" office:value="0.0353803">
                <text:p>0.03538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vnutriTrening.A1:vnutri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nutriTrening.A2:vnutriTrening.A201" chart:label-cell-address="vnutriTrening.A1:vnutriTrening.A1" chart:class="chart:line">
            <chart:data-point chart:repeated="200"/>
          </chart:series>
          <chart:series chart:style-name="ch10" chart:values-cell-range-address="vnutriTrening.B2:vnutriTrening.B201" chart:label-cell-address="vnutriTrening.B1:vnutriTrening.B1" chart:class="chart:line">
            <chart:data-point chart:repeated="200"/>
          </chart:series>
          <chart:series chart:style-name="ch11" chart:values-cell-range-address="vnutriTrening.C2:vnutriTrening.C201" chart:label-cell-address="vnutriTrening.C1:vnutr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rening.A1:vnutriTrening.A1</svg:desc>
                </draw:g>
              </table:table-cell>
              <table:table-cell office:value-type="string">
                <text:p>Prah</text:p>
                <draw:g>
                  <svg:desc>vnutriTrening.B1:vnutriTrening.B1</svg:desc>
                </draw:g>
              </table:table-cell>
              <table:table-cell office:value-type="string">
                <text:p>Reč skutočnosť</text:p>
                <draw:g>
                  <svg:desc>vnutriTrening.C1:vnutr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nutriTrening.A2:vnutriTrening.A201</svg:desc>
                </draw:g>
              </table:table-cell>
              <table:table-cell office:value-type="float" office:value="0.027728">
                <text:p>0.027728</text:p>
                <draw:g>
                  <svg:desc>vnutriTrening.B2:vnutriTrening.B201</svg:desc>
                </draw:g>
              </table:table-cell>
              <table:table-cell office:value-type="float" office:value="NaN">
                <text:p>NaN</text:p>
                <draw:g>
                  <svg:desc>vnutriTrening.C2:vnutr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4144">
                <text:p>0.010414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472">
                <text:p>0.0194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8829">
                <text:p>0.002488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048">
                <text:p>0.02104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22">
                <text:p>0.020832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3082">
                <text:p>0.010308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0935">
                <text:p>0.01009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14742">
                <text:p>0.00021474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1963">
                <text:p>0.010196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04">
                <text:p>0.01290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8479">
                <text:p>0.0024847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951">
                <text:p>0.0109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2798">
                <text:p>0.03327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70781">
                <text:p>0.001707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649">
                <text:p>0.021264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5251">
                <text:p>0.01052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25346">
                <text:p>0.00625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4945">
                <text:p>0.0001494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6277">
                <text:p>0.00462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5181">
                <text:p>0.01051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66877">
                <text:p>0.002668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5512">
                <text:p>0.002455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05235">
                <text:p>0.0105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345">
                <text:p>0.020934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19097">
                <text:p>0.0081909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16661">
                <text:p>0.008166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13357">
                <text:p>0.0041335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13439">
                <text:p>0.004134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6925">
                <text:p>0.016692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7456">
                <text:p>0.010745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4189">
                <text:p>0.010418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31698">
                <text:p>0.004316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31096">
                <text:p>0.0093109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21385">
                <text:p>0.0082138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9389">
                <text:p>0.021938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78605">
                <text:p>0.0077860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9702">
                <text:p>0.0024970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52023">
                <text:p>0.00055202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9381">
                <text:p>0.052938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641">
                <text:p>0.03764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9403">
                <text:p>0.00090940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0548">
                <text:p>0.023054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6915">
                <text:p>0.020691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6675">
                <text:p>0.022667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18017">
                <text:p>0.0051801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78293">
                <text:p>0.077829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5292">
                <text:p>0.010529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15772">
                <text:p>0.031577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984">
                <text:p>0.019984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48273">
                <text:p>0.064827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5359">
                <text:p>0.050535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04649">
                <text:p>0.0060464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23953">
                <text:p>0.092395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34079">
                <text:p>0.0073407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6153">
                <text:p>0.017615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9319">
                <text:p>0.012931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686385">
                <text:p>0.00000068638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728">
                <text:p>0.01372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8019">
                <text:p>0.009801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5348">
                <text:p>0.016534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7431">
                <text:p>0.010743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46577">
                <text:p>0.00044657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7291">
                <text:p>0.0099729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94322">
                <text:p>0.0069432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247">
                <text:p>0.03124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14618">
                <text:p>0.0051461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7303">
                <text:p>0.010730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377">
                <text:p>0.012137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9576">
                <text:p>0.0259576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5942">
                <text:p>0.011594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1008">
                <text:p>0.01110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11981">
                <text:p>0.0001119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307">
                <text:p>0.0103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5904">
                <text:p>0.002459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5762">
                <text:p>0.007957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9407">
                <text:p>0.02094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7427">
                <text:p>0.01074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7427">
                <text:p>0.01074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07371">
                <text:p>0.0001073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31449">
                <text:p>0.0043144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10161">
                <text:p>0.006101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5235">
                <text:p>0.0105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07371">
                <text:p>0.0001073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01961">
                <text:p>0.02019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559">
                <text:p>0.001655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97703">
                <text:p>0.0089770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45143">
                <text:p>0.00024514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1879">
                <text:p>0.0029187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9298">
                <text:p>0.0002092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4447">
                <text:p>0.000644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34076">
                <text:p>0.00043407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06186">
                <text:p>0.02061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25865">
                <text:p>0.02258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85515">
                <text:p>0.0078551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55067">
                <text:p>0.00015506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6498">
                <text:p>0.00864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898">
                <text:p>0.0128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61">
                <text:p>0.020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61">
                <text:p>0.020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998026">
                <text:p>0.009980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3076">
                <text:p>0.010307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7242">
                <text:p>0.010724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850612">
                <text:p>0.0008506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20429">
                <text:p>0.0002204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832204">
                <text:p>0.0008322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69072">
                <text:p>0.009690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27024">
                <text:p>0.0042702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7235">
                <text:p>0.0157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7174">
                <text:p>0.020717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728">
                <text:p>0.0277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8757">
                <text:p>0.012875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9915">
                <text:p>0.009991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8418">
                <text:p>0.010841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322165">
                <text:p>0.0003221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3104">
                <text:p>0.01031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03104">
                <text:p>0.01031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6254">
                <text:p>0.011625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9346">
                <text:p>0.0219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588716">
                <text:p>0.0058871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67571">
                <text:p>0.005675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97635">
                <text:p>0.005976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38508">
                <text:p>0.008385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36414">
                <text:p>0.00023641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35226">
                <text:p>0.0002352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19847">
                <text:p>0.002198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9177">
                <text:p>0.00291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0105">
                <text:p>0.013010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20751">
                <text:p>0.02207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7686">
                <text:p>0.01176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25268">
                <text:p>0.006252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4877">
                <text:p>0.000148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97635">
                <text:p>0.005976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1937">
                <text:p>0.012193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3972">
                <text:p>0.02239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06128">
                <text:p>0.03061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841">
                <text:p>0.019984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631213">
                <text:p>0.00063121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0339">
                <text:p>0.02103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71926">
                <text:p>0.01719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20765">
                <text:p>0.007207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66346">
                <text:p>0.00866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66346">
                <text:p>0.00866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690568">
                <text:p>0.0006905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8891">
                <text:p>0.01088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19261">
                <text:p>0.0002192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20429">
                <text:p>0.0002204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616617">
                <text:p>0.0061661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52064">
                <text:p>0.0055206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25102">
                <text:p>0.00042510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424">
                <text:p>0.01142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64555">
                <text:p>0.0016455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02526">
                <text:p>0.008025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96684">
                <text:p>0.0019668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32">
                <text:p>0.0123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3009">
                <text:p>0.022300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3009">
                <text:p>0.022300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88636">
                <text:p>0.0098863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19606">
                <text:p>0.0081960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97171">
                <text:p>0.009971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1073">
                <text:p>0.0020107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9802">
                <text:p>0.012980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22365">
                <text:p>0.03223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2682">
                <text:p>0.021268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26086">
                <text:p>0.002260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706962">
                <text:p>0.007069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4028">
                <text:p>0.01540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62912">
                <text:p>0.005629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7617">
                <text:p>0.011761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06153">
                <text:p>0.0090615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39968">
                <text:p>0.0002399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9425">
                <text:p>0.017942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6164">
                <text:p>0.020616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919">
                <text:p>0.00291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30385">
                <text:p>0.0000013038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3327">
                <text:p>0.01333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4139">
                <text:p>0.01041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88607">
                <text:p>0.005886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31596">
                <text:p>0.0083159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787391">
                <text:p>0.007873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87391">
                <text:p>0.007873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725413">
                <text:p>0.0072541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30972">
                <text:p>0.01309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59088">
                <text:p>0.0025908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23063">
                <text:p>0.0092306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9597">
                <text:p>0.010959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3231">
                <text:p>0.01132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3231">
                <text:p>0.01132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6908">
                <text:p>0.001969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05831">
                <text:p>0.0007058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6153">
                <text:p>0.008615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37762">
                <text:p>0.001377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5547">
                <text:p>0.01855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vnutriTest.A1:vnutriTest.D249" chart:data-source-has-labels="row" svg:x="4.51cm" svg:y="3.001cm" svg:width="95.059cm" svg:height="44.336cm">
          <chartooo:coordinate-region svg:x="6.825cm" svg:y="3.511cm" svg:width="92.642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0.955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nutriTest.A2:vnutriTest.A249" chart:label-cell-address="vnutriTest.A1:vnutriTest.A1" chart:class="chart:line">
            <chart:data-point chart:repeated="248"/>
          </chart:series>
          <chart:series chart:style-name="ch9" chart:values-cell-range-address="vnutriTest.B2:vnutriTest.B249" chart:label-cell-address="vnutriTest.B1:vnutriTest.B1" chart:class="chart:line">
            <chart:data-point chart:repeated="248"/>
          </chart:series>
          <chart:series chart:style-name="ch10" chart:values-cell-range-address="vnutriTest.C2:vnutriTest.C249" chart:label-cell-address="vnutriTest.C1:vnutriTest.C1" chart:class="chart:line">
            <chart:data-point chart:repeated="248"/>
          </chart:series>
          <chart:series chart:style-name="ch11" chart:values-cell-range-address="vnutriTest.D2:vnutriTest.D249" chart:label-cell-address="vnutriTest.D1:vnutri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est.A1:vnutriTest.A1</svg:desc>
                </draw:g>
              </table:table-cell>
              <table:table-cell office:value-type="string">
                <text:p>Reč</text:p>
                <draw:g>
                  <svg:desc>vnutriTest.B1:vnutriTest.B1</svg:desc>
                </draw:g>
              </table:table-cell>
              <table:table-cell office:value-type="string">
                <text:p>Prah</text:p>
                <draw:g>
                  <svg:desc>vnutriTest.C1:vnutriTest.C1</svg:desc>
                </draw:g>
              </table:table-cell>
              <table:table-cell office:value-type="string">
                <text:p>Reč skutočnosť</text:p>
                <draw:g>
                  <svg:desc>vnutriTest.D1:vnutr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2098">
                <text:p>0.0182098</text:p>
                <draw:g>
                  <svg:desc>vnutriTest.A2:vnutriTest.A249</svg:desc>
                </draw:g>
              </table:table-cell>
              <table:table-cell office:value-type="float" office:value="NaN">
                <text:p>NaN</text:p>
                <draw:g>
                  <svg:desc>vnutriTest.B2:vnutriTest.B249</svg:desc>
                </draw:g>
              </table:table-cell>
              <table:table-cell office:value-type="float" office:value="0.027728">
                <text:p>0.027728</text:p>
                <draw:g>
                  <svg:desc>vnutriTest.C2:vnutriTest.C249</svg:desc>
                </draw:g>
              </table:table-cell>
              <table:table-cell office:value-type="float" office:value="NaN">
                <text:p>NaN</text:p>
                <draw:g>
                  <svg:desc>vnutriTest.D2:vnutri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7384">
                <text:p>0.012738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0612">
                <text:p>0.00085061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8493">
                <text:p>0.002484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018">
                <text:p>0.010101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3676">
                <text:p>0.01236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38448">
                <text:p>0.0004384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5459">
                <text:p>0.0062545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6249">
                <text:p>0.0084624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99726">
                <text:p>0.0079972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946">
                <text:p>0.017894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4625">
                <text:p>0.010462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84532">
                <text:p>0.0058453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048">
                <text:p>0.01450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72024">
                <text:p>0.0067202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7795">
                <text:p>0.012779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87628">
                <text:p>0.018762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95575">
                <text:p>0.0029557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14742">
                <text:p>0.00021474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2902">
                <text:p>0.011290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48523">
                <text:p>0.00034852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297">
                <text:p>0.01029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86522">
                <text:p>0.00088652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2596">
                <text:p>0.02125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9703">
                <text:p>0.001097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52667">
                <text:p>0.0004526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3191">
                <text:p>0.013319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9336">
                <text:p>0.0027933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931">
                <text:p>0.01049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80385">
                <text:p>0.0098038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97535">
                <text:p>0.0089753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79173">
                <text:p>0.0067917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0389">
                <text:p>0.015038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5667">
                <text:p>0.01556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0287">
                <text:p>0.003028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17817">
                <text:p>0.0041781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80696">
                <text:p>0.002806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68011">
                <text:p>0.000001680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72143">
                <text:p>0.00067214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82104">
                <text:p>0.018210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47382">
                <text:p>0.0054738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3554">
                <text:p>0.0033355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32244">
                <text:p>0.0053224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4456">
                <text:p>0.018445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242">
                <text:p>0.022524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1098">
                <text:p>0.012109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22649">
                <text:p>0.00022264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5476">
                <text:p>0.01154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2903">
                <text:p>0.02229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9345">
                <text:p>0.020934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45661">
                <text:p>0.0074566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5705">
                <text:p>0.0010570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47995">
                <text:p>0.0094799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8645">
                <text:p>0.016864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92462">
                <text:p>0.0079246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4341">
                <text:p>0.013434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53464">
                <text:p>0.00045346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07883">
                <text:p>0.00010788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16531">
                <text:p>0.005165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76734">
                <text:p>0.027673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0376">
                <text:p>0.01003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1043">
                <text:p>0.011104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8108">
                <text:p>0.003481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02931">
                <text:p>0.0006029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6579">
                <text:p>0.0014657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35415">
                <text:p>0.0005354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41719">
                <text:p>0.0094171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04197">
                <text:p>0.03041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9808">
                <text:p>0.013980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4811">
                <text:p>0.014481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2286">
                <text:p>0.01322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84961">
                <text:p>0.0098496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17276">
                <text:p>0.02172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43">
                <text:p>0.0144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22645">
                <text:p>0.0042264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3327">
                <text:p>0.01333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95751">
                <text:p>0.0089575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48747">
                <text:p>0.00014874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62263">
                <text:p>0.0066226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32444">
                <text:p>0.0063244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5516">
                <text:p>0.018551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27558">
                <text:p>0.022755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757">
                <text:p>0.01275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65759">
                <text:p>0.0096575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7393">
                <text:p>0.02273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2468">
                <text:p>0.0003246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0867">
                <text:p>0.02008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99015">
                <text:p>0.001990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3482">
                <text:p>0.010348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898">
                <text:p>0.01989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16786">
                <text:p>0.0081678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578">
                <text:p>0.01457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17246">
                <text:p>0.0041724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2056">
                <text:p>0.0017205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86574">
                <text:p>0.008865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43761">
                <text:p>0.00024376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95211">
                <text:p>0.007952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2608">
                <text:p>0.01126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20924">
                <text:p>0.03209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6394">
                <text:p>0.01263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8475">
                <text:p>0.012847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20579">
                <text:p>0.02205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4292">
                <text:p>0.011429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7317">
                <text:p>0.010731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603">
                <text:p>0.06060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6806">
                <text:p>0.059680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8728">
                <text:p>0.032872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88403">
                <text:p>0.028840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91442">
                <text:p>0.039144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84328">
                <text:p>0.028432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4506">
                <text:p>0.019450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01437">
                <text:p>0.030143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0304">
                <text:p>0.016030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32756">
                <text:p>0.033275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12284">
                <text:p>0.081228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01419">
                <text:p>0.040141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32067">
                <text:p>0.006320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752271">
                <text:p>0.007522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42397">
                <text:p>0.07423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26365">
                <text:p>0.0092636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12002">
                <text:p>0.011200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76956">
                <text:p>0.0047695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39499">
                <text:p>0.03394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43229">
                <text:p>0.0094322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13127">
                <text:p>0.001131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91754">
                <text:p>0.0049175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52081">
                <text:p>0.015208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39799">
                <text:p>0.01397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45199">
                <text:p>0.01451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41094">
                <text:p>0.003410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09864">
                <text:p>0.010986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462374">
                <text:p>0.00046237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2586">
                <text:p>0.01325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905198">
                <text:p>0.0090519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31676">
                <text:p>0.008316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4145">
                <text:p>0.012414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4093">
                <text:p>0.010409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4093">
                <text:p>0.010409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26377">
                <text:p>0.022637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2284">
                <text:p>0.012228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6144">
                <text:p>0.006614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22844">
                <text:p>0.0042284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2468">
                <text:p>0.0003246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6791">
                <text:p>0.004679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84427">
                <text:p>0.007844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874">
                <text:p>0.008187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94257">
                <text:p>0.0069425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09601">
                <text:p>0.00050960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51079">
                <text:p>0.002510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7388">
                <text:p>0.0010738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01979">
                <text:p>0.02019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06175">
                <text:p>0.020617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649">
                <text:p>0.01164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0686">
                <text:p>0.01206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06016">
                <text:p>0.00020601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24901">
                <text:p>0.00042490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0924">
                <text:p>0.01009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321958">
                <text:p>0.00032195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2442">
                <text:p>0.011244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5829">
                <text:p>0.009582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3962">
                <text:p>0.012396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38752">
                <text:p>0.00023875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9521">
                <text:p>0.012952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98951">
                <text:p>0.019895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70289">
                <text:p>0.0067028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95211">
                <text:p>0.007952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9538">
                <text:p>0.0016953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5315">
                <text:p>0.01253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07074">
                <text:p>0.0002070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41548">
                <text:p>0.005415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77403">
                <text:p>0.006774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3176">
                <text:p>0.00431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6299">
                <text:p>0.016629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1155">
                <text:p>0.015115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81303">
                <text:p>0.0006813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54237">
                <text:p>0.025423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17987">
                <text:p>0.071798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5811">
                <text:p>0.014581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35031">
                <text:p>0.0063503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15659">
                <text:p>0.031565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87152">
                <text:p>0.0058715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81193">
                <text:p>0.038119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861">
                <text:p>0.02186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527">
                <text:p>0.0105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8497">
                <text:p>0.01084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9484">
                <text:p>0.00031948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14471">
                <text:p>0.02144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0676">
                <text:p>0.0206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45358">
                <text:p>0.014535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90535">
                <text:p>0.0079053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4733">
                <text:p>0.010473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31571">
                <text:p>0.03315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379">
                <text:p>0.0103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29367">
                <text:p>0.01293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166">
                <text:p>0.01016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32425">
                <text:p>0.013242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2036">
                <text:p>0.011203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52194">
                <text:p>0.001521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55699">
                <text:p>0.03556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974878">
                <text:p>0.0097487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21379">
                <text:p>0.02213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938999">
                <text:p>0.0009389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52752">
                <text:p>0.0035275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692637">
                <text:p>0.0069263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7259">
                <text:p>0.005725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76547">
                <text:p>0.0027654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30366">
                <text:p>0.0023036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2036">
                <text:p>0.011203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35506">
                <text:p>0.0043550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54839">
                <text:p>0.00015483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904225">
                <text:p>0.0090422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15481">
                <text:p>0.0071548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14541">
                <text:p>0.0071454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815169">
                <text:p>0.0081516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48474">
                <text:p>0.004484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6213">
                <text:p>0.02621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33265">
                <text:p>0.01332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11873">
                <text:p>0.0031187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83996">
                <text:p>0.005839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47077">
                <text:p>0.0044707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2948">
                <text:p>0.01029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976251">
                <text:p>0.0097625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4126">
                <text:p>0.012412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234894">
                <text:p>0.00023489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945508">
                <text:p>0.009455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14383">
                <text:p>0.011438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04088">
                <text:p>0.010408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3597">
                <text:p>0.026359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9509">
                <text:p>0.015950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21806">
                <text:p>0.0022180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9909">
                <text:p>0.0019990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23004">
                <text:p>0.0022300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53648">
                <text:p>0.0002536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07208">
                <text:p>0.007072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01598">
                <text:p>0.0080159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00938">
                <text:p>0.0080093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299213">
                <text:p>0.00029921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7968">
                <text:p>0.01796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18374">
                <text:p>0.01183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62876">
                <text:p>0.002628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5157">
                <text:p>0.012515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00972">
                <text:p>0.010097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02065">
                <text:p>0.01020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33749">
                <text:p>0.013374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749903">
                <text:p>0.0007499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80265">
                <text:p>0.008802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8.913cm" svg:y="0.185cm" style:legend-expansion="wide" chart:style-name="ch2"/>
        <chart:plot-area chart:style-name="ch3" table:cell-range-address="medziTrening.A1:medziTrening.C201" chart:data-source-has-labels="row" svg:x="4.51cm" svg:y="3.001cm" svg:width="95.059cm" svg:height="44.336cm">
          <chartooo:coordinate-region svg:x="6.825cm" svg:y="3.511cm" svg:width="92.744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6">
            <chart:title svg:x="0.451cm" svg:y="30.981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medziTrening.A2:medziTrening.A201" chart:label-cell-address="medziTrening.A1:medziTrening.A1" chart:class="chart:line">
            <chart:data-point chart:repeated="200"/>
          </chart:series>
          <chart:series chart:style-name="ch10" chart:values-cell-range-address="medziTrening.B2:medziTrening.B201" chart:label-cell-address="medziTrening.B1:medziTrening.B1" chart:class="chart:line">
            <chart:data-point chart:repeated="200"/>
          </chart:series>
          <chart:series chart:style-name="ch11" chart:values-cell-range-address="medziTrening.C2:medziTrening.C201" chart:label-cell-address="medziTrening.C1:medz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rening.A1:medziTrening.A1</svg:desc>
                </draw:g>
              </table:table-cell>
              <table:table-cell office:value-type="string">
                <text:p>Prah</text:p>
                <draw:g>
                  <svg:desc>medziTrening.B1:medziTrening.B1</svg:desc>
                </draw:g>
              </table:table-cell>
              <table:table-cell office:value-type="string">
                <text:p>Reč skutočnosť</text:p>
                <draw:g>
                  <svg:desc>medziTrening.C1:medz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dziTrening.A2:medziTrening.A201</svg:desc>
                </draw:g>
              </table:table-cell>
              <table:table-cell office:value-type="float" office:value="0.0318306">
                <text:p>0.0318306</text:p>
                <draw:g>
                  <svg:desc>medziTrening.B2:medziTrening.B201</svg:desc>
                </draw:g>
              </table:table-cell>
              <table:table-cell office:value-type="float" office:value="NaN">
                <text:p>NaN</text:p>
                <draw:g>
                  <svg:desc>medziTrening.C2:medz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507">
                <text:p>0.00455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4764">
                <text:p>0.015476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40134">
                <text:p>0.00034013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20107">
                <text:p>0.0003201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28128">
                <text:p>0.0082812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60773">
                <text:p>0.0066077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5344">
                <text:p>0.0013534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5282">
                <text:p>0.003152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602">
                <text:p>0.011460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0691">
                <text:p>0.0097069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4412">
                <text:p>0.005441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7541">
                <text:p>0.010754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6736">
                <text:p>0.014673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78221">
                <text:p>0.0003782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5556">
                <text:p>0.0025555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895">
                <text:p>0.01089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14921">
                <text:p>0.008149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86249">
                <text:p>0.0078624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31003">
                <text:p>0.0043100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5351">
                <text:p>0.0068535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1969">
                <text:p>0.011196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8298">
                <text:p>0.007829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73971">
                <text:p>0.027397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35039">
                <text:p>0.0083503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35555">
                <text:p>0.013555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56011">
                <text:p>0.0025601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0315">
                <text:p>0.010031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30819">
                <text:p>0.0083081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2907">
                <text:p>0.00929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29736">
                <text:p>0.0092973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7286">
                <text:p>0.0013728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90394">
                <text:p>0.0029039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8334">
                <text:p>0.0168334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9993">
                <text:p>0.051999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5992">
                <text:p>0.031599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7631">
                <text:p>0.0087631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5308">
                <text:p>0.0145308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9088">
                <text:p>0.0429088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88302">
                <text:p>0.0028830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5775">
                <text:p>0.019577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563">
                <text:p>0.03556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8753">
                <text:p>0.016875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9632">
                <text:p>0.032963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9595">
                <text:p>0.028959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09381">
                <text:p>0.0509381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34465">
                <text:p>0.0023446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1622">
                <text:p>0.021162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40013">
                <text:p>0.0024001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5571">
                <text:p>0.0405571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7402">
                <text:p>0.031740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46437">
                <text:p>0.0034643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1634">
                <text:p>0.0531634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37237">
                <text:p>0.0033723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4561">
                <text:p>0.0244561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1857">
                <text:p>0.012185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202">
                <text:p>0.02020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4541">
                <text:p>0.0584541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4535">
                <text:p>0.018453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01562">
                <text:p>0.0020156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47435">
                <text:p>0.0074743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30108">
                <text:p>0.0230108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74813">
                <text:p>0.0077481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24265">
                <text:p>0.0062426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92663">
                <text:p>0.0392663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5939">
                <text:p>0.0215939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85477">
                <text:p>0.0048547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40617">
                <text:p>0.034061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8202">
                <text:p>0.0298202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9895">
                <text:p>0.0099895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1373">
                <text:p>0.043137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52294">
                <text:p>0.0015229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6153">
                <text:p>0.0026615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50404">
                <text:p>0.0095040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7669">
                <text:p>0.0013766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2236">
                <text:p>0.011223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18214">
                <text:p>0.0081821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42725">
                <text:p>0.0094272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39581">
                <text:p>0.0043958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66114">
                <text:p>0.0026611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4015">
                <text:p>0.0014401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0802">
                <text:p>0.0029080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959498">
                <text:p>0.0095949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8298">
                <text:p>0.007829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3701">
                <text:p>0.011370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3246">
                <text:p>0.02324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08613">
                <text:p>0.0080861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323">
                <text:p>0.012132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7996">
                <text:p>0.0010799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12107">
                <text:p>0.004121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628829">
                <text:p>0.0000062882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2408">
                <text:p>0.005240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64097">
                <text:p>0.016409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6788">
                <text:p>0.0011678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0894">
                <text:p>0.0054089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24106">
                <text:p>0.0042410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861">
                <text:p>0.01086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80696">
                <text:p>0.0038069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2385">
                <text:p>0.011238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6386">
                <text:p>0.012638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83472">
                <text:p>0.0028347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11">
                <text:p>0.0101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478786">
                <text:p>0.0047878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21319">
                <text:p>0.0092131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98697">
                <text:p>0.0029869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44341">
                <text:p>0.0054434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75675">
                <text:p>0.0067567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34921">
                <text:p>0.01349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0545">
                <text:p>0.012054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43065">
                <text:p>0.0014306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4851">
                <text:p>0.013485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2474">
                <text:p>0.016247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5893">
                <text:p>0.021589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7362">
                <text:p>0.0013736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51689">
                <text:p>0.0095168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14994">
                <text:p>0.0081499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5511">
                <text:p>0.010551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14421">
                <text:p>0.008144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4839">
                <text:p>0.008483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11975">
                <text:p>0.0071197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1674">
                <text:p>0.026167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76539">
                <text:p>0.0017653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6369">
                <text:p>0.012636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14131">
                <text:p>0.00031413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631809">
                <text:p>0.0000063180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83518">
                <text:p>0.0058351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84149">
                <text:p>0.0058414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314131">
                <text:p>0.00031413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43803">
                <text:p>0.0044380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77969">
                <text:p>0.0027796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3442">
                <text:p>0.001344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40055">
                <text:p>0.0024005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04986">
                <text:p>0.0010498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65024">
                <text:p>0.0066502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33252">
                <text:p>0.0093325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0746">
                <text:p>0.01074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71174">
                <text:p>0.0017117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933926">
                <text:p>0.0093392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04385">
                <text:p>0.0040438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33896">
                <text:p>0.013389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67147">
                <text:p>0.0066714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32085">
                <text:p>0.023208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14741">
                <text:p>0.0031474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03358">
                <text:p>0.0050335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52416">
                <text:p>0.0055241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82507">
                <text:p>0.006825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72601">
                <text:p>0.0037260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666082">
                <text:p>0.000006660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40031">
                <text:p>0.0014003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70142">
                <text:p>0.0097014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8294">
                <text:p>0.013829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4753">
                <text:p>0.0013475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42011">
                <text:p>0.004201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4863">
                <text:p>0.0055486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31192">
                <text:p>0.0023119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3182">
                <text:p>0.00231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03482">
                <text:p>0.003034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07882">
                <text:p>0.01078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07171">
                <text:p>0.020717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55237">
                <text:p>0.0085523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84047">
                <text:p>0.0098404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3107">
                <text:p>0.001631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8807">
                <text:p>0.01888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05838">
                <text:p>0.0080583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60007">
                <text:p>0.02600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4815">
                <text:p>0.011481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76104">
                <text:p>0.0067610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7331">
                <text:p>0.021733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7325">
                <text:p>0.0247325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5944">
                <text:p>0.012594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8954">
                <text:p>0.010895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08754">
                <text:p>0.010875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34997">
                <text:p>0.0013499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1759">
                <text:p>0.020175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907713">
                <text:p>0.0090771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872">
                <text:p>0.01387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43803">
                <text:p>0.0044380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65834">
                <text:p>0.0016583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0169">
                <text:p>0.0190169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03674">
                <text:p>0.0203674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976528">
                <text:p>0.0097652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4027">
                <text:p>0.029402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46">
                <text:p>0.014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21721">
                <text:p>0.01217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35722">
                <text:p>0.013572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12107">
                <text:p>0.004121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01118">
                <text:p>0.0010111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6758">
                <text:p>0.0026758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66966">
                <text:p>0.00266966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05283">
                <text:p>0.00405283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07327">
                <text:p>0.0010732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06721">
                <text:p>0.0106721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32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32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1.601cm" svg:height="50.801cm" xlink:href=".." xlink:type="simple" chart:class="chart:line" chart:style-name="ch1">
        <chart:legend chart:legend-position="top" svg:x="37.09cm" svg:y="0.185cm" style:legend-expansion="wide" chart:style-name="ch2"/>
        <chart:plot-area chart:style-name="ch3" table:cell-range-address="medziTest.A1:medziTest.D248" chart:data-source-has-labels="row" svg:x="4.51cm" svg:y="3.001cm" svg:width="95.059cm" svg:height="44.336cm">
          <chartooo:coordinate-region svg:x="6.825cm" svg:y="3.511cm" svg:width="92.266cm" svg:height="41.222cm"/>
          <chart:axis chart:dimension="x" chart:name="primary-x" chart:style-name="ch4">
            <chart:title svg:x="46.901cm" svg:y="48.354cm" chart:style-name="ch5">
              <text:p>Spracovanie snímky</text:p>
            </chart:title>
          </chart:axis>
          <chart:axis chart:dimension="y" chart:name="primary-y" chart:style-name="ch4">
            <chart:title svg:x="0.451cm" svg:y="31.233cm" chart:style-name="ch6">
              <text:p>Abs. rozdielov pomerov</text:p>
            </chart:title>
            <chart:grid chart:style-name="ch7" chart:class="major"/>
          </chart:axis>
          <chart:series chart:style-name="ch8" chart:values-cell-range-address="medziTest.A2:medziTest.A248" chart:label-cell-address="medziTest.A1:medziTest.A1" chart:class="chart:line">
            <chart:data-point chart:repeated="247"/>
          </chart:series>
          <chart:series chart:style-name="ch9" chart:values-cell-range-address="medziTest.B2:medziTest.B248" chart:label-cell-address="medziTest.B1:medziTest.B1" chart:class="chart:line">
            <chart:data-point chart:repeated="247"/>
          </chart:series>
          <chart:series chart:style-name="ch10" chart:values-cell-range-address="medziTest.C2:medziTest.C248" chart:label-cell-address="medziTest.C1:medziTest.C1" chart:class="chart:line">
            <chart:data-point chart:repeated="247"/>
          </chart:series>
          <chart:series chart:style-name="ch11" chart:values-cell-range-address="medziTest.D2:medziTest.D248" chart:label-cell-address="medziTest.D1:medziTest.D1" chart:class="chart:line">
            <chart:data-point chart:repeated="2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est.A1:medziTest.A1</svg:desc>
                </draw:g>
              </table:table-cell>
              <table:table-cell office:value-type="string">
                <text:p>Reč</text:p>
                <draw:g>
                  <svg:desc>medziTest.B1:medziTest.B1</svg:desc>
                </draw:g>
              </table:table-cell>
              <table:table-cell office:value-type="string">
                <text:p>Prah</text:p>
                <draw:g>
                  <svg:desc>medziTest.C1:medziTest.C1</svg:desc>
                </draw:g>
              </table:table-cell>
              <table:table-cell office:value-type="string">
                <text:p>Reč skutočnosť</text:p>
                <draw:g>
                  <svg:desc>medziTest.D1:medz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52986">
                <text:p>0.00952986</text:p>
                <draw:g>
                  <svg:desc>medziTest.A2:medziTest.A248</svg:desc>
                </draw:g>
              </table:table-cell>
              <table:table-cell office:value-type="float" office:value="NaN">
                <text:p>NaN</text:p>
                <draw:g>
                  <svg:desc>medziTest.B2:medziTest.B248</svg:desc>
                </draw:g>
              </table:table-cell>
              <table:table-cell office:value-type="float" office:value="0.0318306">
                <text:p>0.0318306</text:p>
                <draw:g>
                  <svg:desc>medziTest.C2:medziTest.C248</svg:desc>
                </draw:g>
              </table:table-cell>
              <table:table-cell office:value-type="float" office:value="NaN">
                <text:p>NaN</text:p>
                <draw:g>
                  <svg:desc>medziTest.D2:medziTest.D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2962">
                <text:p>0.0014296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9658">
                <text:p>0.0027965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60872">
                <text:p>0.0096087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238">
                <text:p>0.019523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1502">
                <text:p>0.008515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6706">
                <text:p>0.0027670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052">
                <text:p>0.010805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433">
                <text:p>0.012043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477">
                <text:p>0.01154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9759">
                <text:p>0.021975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6698">
                <text:p>0.0086669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5211">
                <text:p>0.0099521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103">
                <text:p>0.0065510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54478">
                <text:p>0.006544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5071">
                <text:p>0.0087507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705">
                <text:p>0.021170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0278">
                <text:p>0.005002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2381">
                <text:p>0.0095238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60884">
                <text:p>0.0056088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38277">
                <text:p>0.008382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4234">
                <text:p>0.019423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40774">
                <text:p>0.0084077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20185">
                <text:p>0.0072018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56233">
                <text:p>0.0045623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0776">
                <text:p>0.018077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48797">
                <text:p>0.0064879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0163">
                <text:p>0.0050016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2046">
                <text:p>0.031204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19961">
                <text:p>0.0081996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7187">
                <text:p>0.022718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6192">
                <text:p>0.012619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01018">
                <text:p>0.0090101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6594">
                <text:p>0.015659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6875">
                <text:p>0.0058687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8979">
                <text:p>0.00189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7085">
                <text:p>0.0039708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335">
                <text:p>0.01033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3468">
                <text:p>0.002134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8461">
                <text:p>0.028846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9865">
                <text:p>0.030986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705">
                <text:p>0.022970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7179">
                <text:p>0.01271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5">
                <text:p>0.0112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3441">
                <text:p>0.019344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0468">
                <text:p>0.01904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14994">
                <text:p>0.0081499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7344">
                <text:p>0.0013734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7968">
                <text:p>0.01779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8162">
                <text:p>0.017816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21873">
                <text:p>0.032187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2437">
                <text:p>0.02724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56883">
                <text:p>0.01568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3669">
                <text:p>0.017366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50639">
                <text:p>0.04506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56289">
                <text:p>0.01562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55347">
                <text:p>0.0075534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63485">
                <text:p>0.0016348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362">
                <text:p>0.04236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9898">
                <text:p>0.0002098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93812">
                <text:p>0.0099381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02969">
                <text:p>0.030296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05">
                <text:p>0.025460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55">
                <text:p>0.01515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4448">
                <text:p>0.01944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2927">
                <text:p>0.013292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8064">
                <text:p>0.016806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3509">
                <text:p>0.05535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5682">
                <text:p>0.016568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7323">
                <text:p>0.03373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1963">
                <text:p>0.038196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72094">
                <text:p>0.003720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177">
                <text:p>0.02317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80823">
                <text:p>0.004808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33178">
                <text:p>0.0093317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43558">
                <text:p>0.0034355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6874">
                <text:p>0.012687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79289">
                <text:p>0.006792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30717">
                <text:p>0.0053071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6768">
                <text:p>0.0011676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74452">
                <text:p>0.0067445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5045">
                <text:p>0.017504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931348">
                <text:p>0.009313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71415">
                <text:p>0.00057141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9078">
                <text:p>0.014907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0029">
                <text:p>0.0050002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636">
                <text:p>0.01363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1998">
                <text:p>0.0014199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68699">
                <text:p>0.0066869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56037">
                <text:p>0.0075603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50226">
                <text:p>0.0035022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5183">
                <text:p>0.01151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183">
                <text:p>0.01151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2009">
                <text:p>0.0000220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99041">
                <text:p>0.0049904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06615">
                <text:p>0.0070661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7286">
                <text:p>0.010728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50395">
                <text:p>0.0095039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2763">
                <text:p>0.012276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10049">
                <text:p>0.0041004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8671">
                <text:p>0.018867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5719">
                <text:p>0.018571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873">
                <text:p>0.01087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247">
                <text:p>0.02324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6037">
                <text:p>0.06260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2302">
                <text:p>0.06423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43505">
                <text:p>0.024350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62094">
                <text:p>0.00620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6222">
                <text:p>0.025622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1067">
                <text:p>0.015106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29312">
                <text:p>0.0062931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4341">
                <text:p>0.028434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08171">
                <text:p>0.040817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668">
                <text:p>0.032666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82935">
                <text:p>0.048293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13903">
                <text:p>0.031390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7947">
                <text:p>0.033794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2268">
                <text:p>0.0016226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01906">
                <text:p>0.060190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59602">
                <text:p>0.009596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2881">
                <text:p>0.014288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3589">
                <text:p>0.01035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32551">
                <text:p>0.002325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89324">
                <text:p>0.0048932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84154">
                <text:p>0.0048415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0239">
                <text:p>0.0302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64142">
                <text:p>0.0006414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3994">
                <text:p>0.0439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0985">
                <text:p>0.038098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3602">
                <text:p>0.00636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91697">
                <text:p>0.029169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0088">
                <text:p>0.016008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87883">
                <text:p>0.007878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59792">
                <text:p>0.0065979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9053">
                <text:p>0.020905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4427">
                <text:p>0.012442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7831">
                <text:p>0.010783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0348">
                <text:p>0.01103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87507">
                <text:p>0.0028750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8698">
                <text:p>0.01186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7221">
                <text:p>0.014722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92923">
                <text:p>0.00929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27291">
                <text:p>0.0052729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34355">
                <text:p>0.0033435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22459">
                <text:p>0.0062245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48389">
                <text:p>0.0094838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2611">
                <text:p>0.0073261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85207">
                <text:p>0.0028520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87149">
                <text:p>0.0038714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8277">
                <text:p>0.01082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68932">
                <text:p>0.0096893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7679">
                <text:p>0.01976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99367">
                <text:p>0.0089936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4072">
                <text:p>0.0013407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8502">
                <text:p>0.01085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52208">
                <text:p>0.0095220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18244">
                <text:p>0.0091824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96009">
                <text:p>0.003960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2302">
                <text:p>0.01623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3655">
                <text:p>0.013365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1978">
                <text:p>0.01219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25959">
                <text:p>0.0042595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08203">
                <text:p>0.010820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5858">
                <text:p>0.024585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80324">
                <text:p>0.0098032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0628">
                <text:p>0.0092062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28483">
                <text:p>0.004284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62021">
                <text:p>0.0026202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9767">
                <text:p>0.035976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7451">
                <text:p>0.01274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45624">
                <text:p>0.054562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2704">
                <text:p>0.015270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29766">
                <text:p>0.042976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0159">
                <text:p>0.016015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6751">
                <text:p>0.01167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6089">
                <text:p>0.0860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56067">
                <text:p>0.035606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7985">
                <text:p>0.017798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35028">
                <text:p>0.053502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5051">
                <text:p>0.00650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4103">
                <text:p>0.026410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5275">
                <text:p>0.012527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539">
                <text:p>0.00205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2461">
                <text:p>0.023246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6343">
                <text:p>0.013634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53406">
                <text:p>0.015340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3323">
                <text:p>0.0233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62694">
                <text:p>0.01626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78929">
                <text:p>0.027892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7477">
                <text:p>0.001747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5698">
                <text:p>0.02856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03436">
                <text:p>0.040343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41609">
                <text:p>0.0003416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023">
                <text:p>0.02130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9271">
                <text:p>0.028927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3209">
                <text:p>0.02332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39383">
                <text:p>0.02393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36119">
                <text:p>0.023611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66714">
                <text:p>0.00016671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6986">
                <text:p>0.045698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4503">
                <text:p>0.012450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85089">
                <text:p>0.007850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19574">
                <text:p>0.031957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37476">
                <text:p>0.0053747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8636">
                <text:p>0.026863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69638">
                <text:p>0.00036963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04653">
                <text:p>0.0050465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08911">
                <text:p>0.0010891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44419">
                <text:p>0.00084441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58775">
                <text:p>0.0015877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3472">
                <text:p>0.014347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68673">
                <text:p>0.016867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78741">
                <text:p>0.037874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26355">
                <text:p>0.0092635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1398">
                <text:p>0.02113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37565">
                <text:p>0.013756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0965">
                <text:p>0.019096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15521">
                <text:p>0.0051552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674747">
                <text:p>0.0067474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201">
                <text:p>0.016020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96027">
                <text:p>0.0079602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37939">
                <text:p>0.01379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42">
                <text:p>0.0114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30613">
                <text:p>0.013061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39095">
                <text:p>0.0083909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564">
                <text:p>0.02056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0978">
                <text:p>0.011097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03509">
                <text:p>0.03035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1278">
                <text:p>0.01112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37497">
                <text:p>0.0013749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02777">
                <text:p>0.02027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936112">
                <text:p>0.0093611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896409">
                <text:p>0.0008964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903639">
                <text:p>0.0090363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12568">
                <text:p>0.004125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29323">
                <text:p>0.0012932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01167">
                <text:p>0.020116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01883">
                <text:p>0.003018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58488">
                <text:p>0.015848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756383">
                <text:p>0.00007563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955269">
                <text:p>0.00095526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09789">
                <text:p>0.010978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9342">
                <text:p>0.011934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9342">
                <text:p>0.011934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5702">
                <text:p>0.01157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8472">
                <text:p>0.011847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